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DF639F5A6F244A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3528in"/>
    </style:style>
    <style:style style:name="co2" style:family="table-column">
      <style:table-column-properties fo:break-before="auto" style:column-width="4.652in"/>
    </style:style>
    <style:style style:name="co3" style:family="table-column">
      <style:table-column-properties fo:break-before="auto" style:column-width="0.8917in"/>
    </style:style>
    <style:style style:name="co4" style:family="table-column">
      <style:table-column-properties fo:break-before="auto" style:column-width="0.8929in"/>
    </style:style>
    <style:style style:name="co5" style:family="table-column">
      <style:table-column-properties fo:break-before="auto" style:column-width="0.5181in"/>
    </style:style>
    <style:style style:name="co6" style:family="table-column">
      <style:table-column-properties fo:break-before="auto" style:column-width="0.3417in"/>
    </style:style>
    <style:style style:name="co7" style:family="table-column">
      <style:table-column-properties fo:break-before="auto" style:column-width="0.3193in"/>
    </style:style>
    <style:style style:name="co8" style:family="table-column">
      <style:table-column-properties fo:break-before="auto" style:column-width="3.9575in"/>
    </style:style>
    <style:style style:name="co9" style:family="table-column">
      <style:table-column-properties fo:break-before="auto" style:column-width="0.1654in"/>
    </style:style>
    <style:style style:name="co10" style:family="table-column">
      <style:table-column-properties fo:break-before="auto" style:column-width="0.9366in"/>
    </style:style>
    <style:style style:name="co11" style:family="table-column">
      <style:table-column-properties fo:break-before="auto" style:column-width="0.7047in"/>
    </style:style>
    <style:style style:name="co12" style:family="table-column">
      <style:table-column-properties fo:break-before="auto" style:column-width="0.6173in"/>
    </style:style>
    <style:style style:name="co13" style:family="table-column">
      <style:table-column-properties fo:break-before="auto" style:column-width="1.1134in"/>
    </style:style>
    <style:style style:name="co14" style:family="table-column">
      <style:table-column-properties fo:break-before="auto" style:column-width="1.0693in"/>
    </style:style>
    <style:style style:name="co15" style:family="table-column">
      <style:table-column-properties fo:break-before="auto" style:column-width="7.9925in"/>
    </style:style>
    <style:style style:name="co16" style:family="table-column">
      <style:table-column-properties fo:break-before="auto" style:column-width="1.0472in"/>
    </style:style>
    <style:style style:name="co17" style:family="table-column">
      <style:table-column-properties fo:break-before="auto" style:column-width="1.3453in"/>
    </style:style>
    <style:style style:name="co18" style:family="table-column">
      <style:table-column-properties fo:break-before="auto" style:column-width="1.2783in"/>
    </style:style>
    <style:style style:name="co19" style:family="table-column">
      <style:table-column-properties fo:break-before="auto" style:column-width="0.6839in"/>
    </style:style>
    <style:style style:name="co20" style:family="table-column">
      <style:table-column-properties fo:break-before="auto" style:column-width="0.4299in"/>
    </style:style>
    <style:style style:name="co21" style:family="table-column">
      <style:table-column-properties fo:break-before="auto" style:column-width="0.3634in"/>
    </style:style>
    <style:style style:name="co22" style:family="table-column">
      <style:table-column-properties fo:break-before="auto" style:column-width="0.4402in"/>
    </style:style>
    <style:style style:name="ro1" style:family="table-row">
      <style:table-row-properties style:row-height="0.3228in" fo:break-before="auto" style:use-optimal-row-height="false"/>
    </style:style>
    <style:style style:name="ro2" style:family="table-row">
      <style:table-row-properties style:row-height="0.1252in" fo:break-before="auto" style:use-optimal-row-height="false"/>
    </style:style>
    <style:style style:name="ro3" style:family="table-row">
      <style:table-row-properties style:row-height="0.3335in" fo:break-before="auto" style:use-optimal-row-height="false"/>
    </style:style>
    <style:style style:name="ro4" style:family="table-row">
      <style:table-row-properties style:row-height="0.5102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552in" fo:break-before="auto" style:use-optimal-row-height="false"/>
    </style:style>
    <style:style style:name="ro8" style:family="table-row">
      <style:table-row-properties style:row-height="0.1665in" fo:break-before="auto" style:use-optimal-row-height="false"/>
    </style:style>
    <style:style style:name="ro9" style:family="table-row">
      <style:table-row-properties style:row-height="0.2189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772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7083in" fo:break-before="auto" style:use-optimal-row-height="false"/>
    </style:style>
    <style:style style:name="ro15" style:family="table-row">
      <style:table-row-properties style:row-height="0.5311in" fo:break-before="auto" style:use-optimal-row-height="false"/>
    </style:style>
    <style:style style:name="ro16" style:family="table-row">
      <style:table-row-properties style:row-height="0.3543in" fo:break-before="auto" style:use-optimal-row-height="false"/>
    </style:style>
    <style:style style:name="ro17" style:family="table-row">
      <style:table-row-properties style:row-height="0.8854in"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Valoración Usabilidad'.D9"/>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5"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3"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4"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scores'.D9"/>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ConditionalStyle_5f_1" style:base-cell-address="'Usability scores'.D9"/>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3"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in"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ConditionalStyle_5f_1" style:base-cell-address="'Usability guidelines'.C4"/>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442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015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6815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712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713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6819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0146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796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441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087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 (Español)</text:p>
          </table:table-cell>
          <table:covered-table-cell table:number-columns-repeated="8" table:style-name="ce13"/>
          <table:table-cell table:style-name="ce57">
            <office:annotation draw:style-name="gr2" draw:text-style-name="P3" svg:width="3.1961in" svg:height="0.5209in" svg:x="10.848in" svg:y="0.4272in" draw:caption-point-x="-0.1602in" draw:caption-point-y="-0.4232in">
              <dc:date>2022-03-25T00:00:00</dc:date>
              <text:p text:style-name="P2">by MOANA P1_A2_10 2018/19</text:p>
              <text:p text:style-name="P2">======</text:p>
            </office:annotation>
          </table:table-cell>
          <table:table-cell table:style-name="ce61"/>
          <table:table-cell table:style-name="ce69" table:number-columns-repeated="4"/>
          <table:table-cell table:style-name="ce12"/>
          <table:table-cell table:style-name="ce59" office:value-type="string" calcext:value-type="string">
            <text:p>Enter score</text:p>
          </table:table-cell>
          <table:table-cell table:style-name="ce84"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3331in" svg:height="0.3331in" svg:x="0in" svg:y="0in">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Para los usuarios que pueden estar interesados en el hostel, así como la música o el restaurante está clara la programación y reservas, aunque el alojamiento hay que hacerlo en una web aparte</text:p>
          </table:table-cell>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text:p>
          </table:table-cell>
          <table:table-cell table:style-name="ce73" table:formula="of:=VLOOKUP([.D9];[.Q1:.R9];2;FALSE())" office:value-type="float" office:value="4" calcext:value-type="float">
            <text:p>4</text:p>
          </table:table-cell>
          <table:table-cell table:style-name="ce73" table:formula="of:=[.M9]*[.L9]" office:value-type="float" office:value="4" calcext:value-type="float">
            <text:p>4</text:p>
          </table:table-cell>
          <table:table-cell table:style-name="ce73" table:formula="of:=IF([.M9]=0;0;[.L9]*MAX([.R2:.R8]))" office:value-type="float" office:value="5" calcext:value-type="float">
            <text:p>5</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
          <table:table-cell table:style-name="ce39"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El hecho de que en la web del restaurante y la música no aparezca nada de alojamiento rompe el flujo de búsqueda del hostel</text:p>
          </table:table-cell>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text:p>
          </table:table-cell>
          <table:table-cell table:style-name="ce73" table:formula="of:=VLOOKUP([.D11];[.Q1:.R9];2;FALSE())" office:value-type="float" office:value="3" calcext:value-type="float">
            <text:p>3</text:p>
          </table:table-cell>
          <table:table-cell table:style-name="ce73" table:formula="of:=[.M11]*[.L11]" office:value-type="float" office:value="3" calcext:value-type="float">
            <text:p>3</text:p>
          </table:table-cell>
          <table:table-cell table:style-name="ce73" table:formula="of:=IF([.M11]=0;0;[.L11]*MAX([.R2:.R8]))" office:value-type="float" office:value="5" calcext:value-type="float">
            <text:p>5</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
          <table:table-cell table:style-name="ce39" table:content-validation-name="val1" office:value-type="string" calcext:value-type="string">
            <text:p>N/A</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
          <table:table-cell table:style-name="ce39"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office:value-type="string" calcext:value-type="string">
            <text:p>De nuevo, las acciones relacionadas con reservar en el restaurante o ver la programación, las únicas presentes en la web, están bastante claras.</text:p>
          </table:table-cell>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text:p>
          </table:table-cell>
          <table:table-cell table:style-name="ce73" table:formula="of:=VLOOKUP([.D17];[.Q1:.R9];2;FALSE())" office:value-type="float" office:value="4" calcext:value-type="float">
            <text:p>4</text:p>
          </table:table-cell>
          <table:table-cell table:style-name="ce73" table:formula="of:=[.M17]*[.L17]" office:value-type="float" office:value="2.4" calcext:value-type="float">
            <text:p>2.4</text:p>
          </table:table-cell>
          <table:table-cell table:style-name="ce73" table:formula="of:=IF([.M17]=0;0;[.L17]*MAX([.R2:.R8]))" office:value-type="float" office:value="3" calcext:value-type="float">
            <text:p>3</text:p>
          </table:table-cell>
          <table:table-cell table:number-columns-repeated="3"/>
          <table:table-cell table:style-name="ce19"/>
          <table:table-cell table:style-name="ce12"/>
          <table:table-cell table:number-columns-repeated="1004"/>
        </table:table-row>
        <table:table-row table:style-name="ro8">
          <table:table-cell/>
          <table:table-cell table:style-name="ce20"/>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
          <table:table-cell table:style-name="ce39" table:content-validation-name="val1"/>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text:p>
          </table:table-cell>
          <table:table-cell table:style-name="ce73" table:formula="of:=VLOOKUP([.D21];[.Q1:.R9];2;FALSE())" office:value-type="string" office:string-value="" calcext:value-type="error">
            <text:p>#N/A</text:p>
          </table:table-cell>
          <table:table-cell table:style-name="ce73" table:formula="of:=[.M21]*[.L21]" office:value-type="string" office:string-value="" calcext:value-type="error">
            <text:p>#N/A</text:p>
          </table:table-cell>
          <table:table-cell table:style-name="ce73" table:formula="of:=IF([.M21]=0;0;[.L21]*MAX([.R2:.R8]))" office:value-type="string" office:string-value="" calcext:value-type="error">
            <text:p>#N/A</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
          <table:table-cell table:style-name="ce3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1"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
          <table:table-cell table:style-name="ce3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
          <table:table-cell table:style-name="ce3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4"/>
          <table:table-cell table:style-name="ce3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4"/>
          <table:table-cell table:style-name="ce44"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4"/>
          <table:table-cell table:style-name="ce3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office:value-type="string" office:string-value="" calcext:value-type="error">
            <text:p>#N/A</text:p>
          </table:table-cell>
          <table:table-cell table:style-name="ce48" table:number-columns-repeated="3"/>
          <table:table-cell table:style-name="ce49" table:formula="of:=IF([.D117]=&quot;&quot;;&quot;&quot;;&quot;-&quot;)" office:value-type="string" office:string-value="" calcext:value-type="error">
            <text:p>#N/A</text:p>
          </table:table-cell>
          <table:table-cell table:style-name="ce53" table:formula="of:=VLOOKUP([.J117];[$'Rating ranges'.A2:.B7];2;TRUE())" office:value-type="string" office:string-value="" calcext:value-type="error">
            <text:p>#N/A</text:p>
          </table:table-cell>
          <table:table-cell table:style-name="ce59" table:formula="of:=IF([.D117]=&quot;&quot;;0;[.D117])" office:value-type="string" office:string-value="" calcext:value-type="error">
            <text:p>#N/A</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string" office:string-value="" calcext:value-type="error">
            <text:p>#N/A</text:p>
          </table:table-cell>
          <table:table-cell table:style-name="ce78" table:formula="of:=SUM([.O9:.O115])" office:value-type="string" office:string-value="" calcext:value-type="error">
            <text:p>#N/A</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7" table:number-columns-repeated="6"/>
          <table:table-cell table:style-name="ce60"/>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number-rows-repeated="873">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2">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14"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12"/>
          <table:table-cell table:style-name="ce91"/>
          <table:table-cell table:style-name="ce69" table:number-columns-repeated="4"/>
          <table:table-cell table:style-name="ce12"/>
          <table:table-cell table:style-name="ce59" office:value-type="string" calcext:value-type="string">
            <text:p>Enter score</text:p>
          </table:table-cell>
          <table:table-cell table:style-name="ce84" office:value-type="float" office:value="0" calcext:value-type="float">
            <text:p>0</text:p>
          </table:table-cell>
          <table:table-cell table:style-name="ce12" table:number-columns-repeated="3"/>
          <table:table-cell table:style-name="ce82"/>
          <table:table-cell table:number-columns-repeated="1002"/>
        </table:table-row>
        <table:table-row table:style-name="ro2">
          <table:table-cell/>
          <table:table-cell table:style-name="ce12"/>
          <table:table-cell table:style-name="ce29" table:number-columns-repeated="2"/>
          <table:table-cell table:style-name="ce12" table:number-columns-repeated="5"/>
          <table:table-cell table:style-name="ce58"/>
          <table:table-cell table:style-name="ce62"/>
          <table:table-cell table:style-name="ce63"/>
          <table:table-cell table:style-name="ce12" table:number-columns-repeated="3"/>
          <table:table-cell table:style-name="ce80"/>
          <table:table-cell table:style-name="ce83" office:value-type="string" calcext:value-type="string">
            <text:p>Very poor</text:p>
          </table:table-cell>
          <table:table-cell table:style-name="ce85" office:value-type="float" office:value="1" calcext:value-type="float">
            <text:p>1</text:p>
          </table:table-cell>
          <table:table-cell table:style-name="ce12" table:number-columns-repeated="3"/>
          <table:table-cell table:style-name="ce82"/>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4" table:number-columns-repeated="4"/>
          <table:table-cell table:style-name="ce50" office:value-type="string" calcext:value-type="string">
            <text:p>Comments</text:p>
          </table:table-cell>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Poor</text:p>
          </table:table-cell>
          <table:table-cell table:style-name="ce85" office:value-type="float" office:value="2" calcext:value-type="float">
            <text:p>2</text:p>
          </table:table-cell>
          <table:table-cell table:style-name="ce12" table:number-columns-repeated="3"/>
          <table:table-cell table:style-name="ce82"/>
          <table:table-cell table:number-columns-repeated="1002"/>
        </table:table-row>
        <table:table-row table:style-name="ro2">
          <table:table-cell table:style-name="ce3"/>
          <table:table-cell table:style-name="ce14"/>
          <table:table-cell table:style-name="ce30"/>
          <table:table-cell table:style-name="ce35"/>
          <table:table-cell table:style-name="ce14" table:number-columns-repeated="4"/>
          <table:table-cell table:style-name="ce51"/>
          <table:table-cell table:style-name="ce12"/>
          <table:table-cell table:style-name="ce63" table:number-columns-repeated="2"/>
          <table:table-cell table:style-name="ce12"/>
          <table:table-cell table:number-columns-repeated="2"/>
          <table:table-cell table:style-name="ce80"/>
          <table:table-cell table:style-name="ce83" office:value-type="string" calcext:value-type="string">
            <text:p>Moderate</text:p>
          </table:table-cell>
          <table:table-cell table:style-name="ce85" office:value-type="float" office:value="3" calcext:value-type="float">
            <text:p>3</text:p>
          </table:table-cell>
          <table:table-cell table:style-name="ce12" table:number-columns-repeated="3"/>
          <table:table-cell table:style-name="ce82"/>
          <table:table-cell table:number-columns-repeated="1002"/>
        </table:table-row>
        <table:table-row table:style-name="ro4">
          <table:table-cell table:style-name="ce4">
            <draw:frame draw:z-index="0" draw:name="image1.png" draw:style-name="gr1" draw:text-style-name="P1" svg:width="0.3331in" svg:height="0.3331in" svg:x="0in" svg:y="0in">
              <draw:image xlink:href="Pictures/100000000000001E0000001EDF639F5A6F244A7A.png" xlink:type="simple" xlink:show="embed" xlink:actuate="onLoad" draw:mime-type="image/png">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7" table:number-columns-repeated="2"/>
          <table:table-cell table:style-name="ce80"/>
          <table:table-cell table:style-name="ce83" office:value-type="string" calcext:value-type="string">
            <text:p>Good</text:p>
          </table:table-cell>
          <table:table-cell table:style-name="ce85" office:value-type="float" office:value="4" calcext:value-type="float">
            <text:p>4</text:p>
          </table:table-cell>
          <table:table-cell table:style-name="ce12" table:number-columns-repeated="3"/>
          <table:table-cell table:style-name="ce82"/>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
          <table:table-cell table:style-name="ce57" table:number-columns-repeated="3"/>
          <table:table-cell table:style-name="ce67" table:number-columns-repeated="2"/>
          <table:table-cell table:style-name="ce80"/>
          <table:table-cell table:style-name="ce83" office:value-type="string" calcext:value-type="string">
            <text:p>Excellent</text:p>
          </table:table-cell>
          <table:table-cell table:style-name="ce85" office:value-type="float" office:value="5" calcext:value-type="float">
            <text:p>5</text:p>
          </table:table-cell>
          <table:table-cell table:style-name="ce12" table:number-columns-repeated="3"/>
          <table:table-cell table:style-name="ce82"/>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8"/>
          <table:table-cell table:style-name="ce12" table:number-columns-repeated="6"/>
          <table:table-cell table:style-name="ce64" office:value-type="string" calcext:value-type="string" table:number-columns-spanned="1" table:number-rows-spanned="2">
            <text:p>Weighting </text:p>
            <text:p>(out of 5)</text:p>
          </table:table-cell>
          <table:table-cell table:style-name="ce64" office:value-type="string" calcext:value-type="string" table:number-columns-spanned="1" table:number-rows-spanned="2">
            <text:p>Weighting ratio</text:p>
          </table:table-cell>
          <table:table-cell table:style-name="ce64" office:value-type="string" calcext:value-type="string" table:number-columns-spanned="1" table:number-rows-spanned="2">
            <text:p>Rating</text:p>
            <text:p>(0 - 5)</text:p>
          </table:table-cell>
          <table:table-cell table:style-name="ce75" office:value-type="string" calcext:value-type="string" table:number-columns-spanned="1" table:number-rows-spanned="2">
            <text:p>Score</text:p>
          </table:table-cell>
          <table:table-cell table:style-name="ce75" office:value-type="string" calcext:value-type="string" table:number-columns-spanned="1" table:number-rows-spanned="2">
            <text:p>Out of</text:p>
          </table:table-cell>
          <table:table-cell table:style-name="ce80"/>
          <table:table-cell table:style-name="ce83" office:value-type="string" calcext:value-type="string">
            <text:p>N/A</text:p>
          </table:table-cell>
          <table:table-cell table:style-name="ce85" office:value-type="float" office:value="0" calcext:value-type="float">
            <text:p>0</text:p>
          </table:table-cell>
          <table:table-cell table:style-name="ce12" table:number-columns-repeated="3"/>
          <table:table-cell table:style-name="ce82"/>
          <table:table-cell table:number-columns-repeated="1002"/>
        </table:table-row>
        <table:table-row table:style-name="ro6">
          <table:table-cell/>
          <table:table-cell table:style-name="ce17"/>
          <table:table-cell table:style-name="ce12"/>
          <table:table-cell table:style-name="ce38"/>
          <table:table-cell table:style-name="ce12" table:number-columns-repeated="6"/>
          <table:covered-table-cell table:number-columns-repeated="5"/>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office:annotation draw:style-name="gr3" draw:text-style-name="P3" svg:width="1.4224in" svg:height="3.6559in" svg:x="5.161in" svg:y="2.6461in" draw:caption-point-x="-0.1602in" draw:caption-point-y="-0.6524in">
              <dc:date>2022-03-25T00:00:00</dc:date>
              <text:p text:style-name="P2">======</text:p>
              <text:p text:style-name="P2">ID#AAAACzJ2_fQ</text:p>
              <text:p text:style-name="P2">turnen <text:s text:c="3"/>(2019-12-27 13:12:29)</text:p>
              <text:p text:style-name="P2">Features and functionality meet common user goals and objectives (Very high importance)</text:p>
              <text:p text:style-name="P2">Key and common user goals and objectives (e.g. carry out some transaction, find some information, carry out some research etc…) should have been identified and addressed. Ideally the site or application should allow users to meet all of their key goals and objectives.</text:p>
            </office:annotation>
            <text:p>Features and functionality meet common user goals and objective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9]/[.K117]" office:value-type="percentage" office:value="1" calcext:value-type="percentage">
            <text:p>100%</text:p>
          </table:table-cell>
          <table:table-cell table:style-name="ce73" table:formula="of:=VLOOKUP([.D9];[.Q1:.R9];2;FALSE())" office:value-type="float" office:value="0" calcext:value-type="float">
            <text:p>0</text:p>
          </table:table-cell>
          <table:table-cell table:style-name="ce73" table:formula="of:=[.M9]*[.L9]" office:value-type="float" office:value="0" calcext:value-type="float">
            <text:p>0</text:p>
          </table:table-cell>
          <table:table-cell table:style-name="ce73" table:formula="of:=IF([.M9]=0;0;[.L9]*MAX([.R2:.R8]))" office:value-type="float" office:value="0" calcext:value-type="float">
            <text:p>0</text:p>
          </table:table-cell>
          <table:table-cell table:style-name="ce80"/>
          <table:table-cell table:style-name="ce12"/>
          <table:table-cell table:style-name="ce86"/>
          <table:table-cell table:style-name="ce12" table:number-columns-repeated="3"/>
          <table:table-cell table:style-name="ce82"/>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1"/>
          <table:table-cell table:style-name="ce12" table:number-columns-repeated="5"/>
          <table:table-cell table:style-name="ce82"/>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office:annotation draw:style-name="gr3" draw:text-style-name="P3" svg:width="1.4224in" svg:height="3.1894in" svg:x="5.161in" svg:y="3.3646in" draw:caption-point-x="-0.1602in" draw:caption-point-y="-0.6524in">
              <dc:date>2022-03-25T00:00:00</dc:date>
              <text:p text:style-name="P2">======</text:p>
              <text:p text:style-name="P2">ID#AAAACzJ2_gQ</text:p>
              <text:p text:style-name="P2">turnen <text:s text:c="3"/>(2019-12-27 13:12:29)</text:p>
              <text:p text:style-name="P2">Features and functionality support users desired workflows (Very high importance)</text:p>
              <text:p text:style-name="P2">The site or application should support or at least be compatible with the way that users wish to work. For example, users might want to be able to carry out bulk transactions or be able to save and return to their work.</text:p>
            </office:annotation>
            <text:p>Features and functionality support users desired workflow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11]/[.K117]" office:value-type="percentage" office:value="1" calcext:value-type="percentage">
            <text:p>100%</text:p>
          </table:table-cell>
          <table:table-cell table:style-name="ce73" table:formula="of:=VLOOKUP([.D11];[.Q1:.R9];2;FALSE())" office:value-type="float" office:value="0" calcext:value-type="float">
            <text:p>0</text:p>
          </table:table-cell>
          <table:table-cell table:style-name="ce73" table:formula="of:=[.M11]*[.L11]" office:value-type="float" office:value="0" calcext:value-type="float">
            <text:p>0</text:p>
          </table:table-cell>
          <table:table-cell table:style-name="ce73" table:formula="of:=IF([.M11]=0;0;[.L11]*MAX([.R2:.R8]))" office:value-type="float" office:value="0" calcext:value-type="float">
            <text:p>0</text:p>
          </table:table-cell>
          <table:table-cell table:style-name="ce81"/>
          <table:table-cell table:number-columns-repeated="2"/>
          <table:table-cell table:style-name="ce82" table:number-columns-repeated="4"/>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style-name="ce82" table:number-columns-repeated="3"/>
          <table:table-cell table:style-name="ce87"/>
          <table:table-cell table:style-name="ce82"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office:annotation draw:style-name="gr4" draw:text-style-name="P3" svg:width="1.4224in" svg:height="2.8783in" svg:x="5.161in" svg:y="4.0835in" draw:caption-point-x="-0.1602in" draw:caption-point-y="-0.6524in">
              <dc:date>2022-03-25T00:00:00</dc:date>
              <text:p text:style-name="P2">======</text:p>
              <text:p text:style-name="P2">ID#AAAACzJ2_fk</text:p>
              <text:p text:style-name="P2">turnen <text:s text:c="3"/>(2019-12-27 13:12:29)</text:p>
              <text:p text:style-name="P2">Frequently-used tasks are readily available (e.g. easily accessible from the homepage) and well supported (High importance)</text:p>
              <text:p text:style-name="P2">For example short cuts and a login to retrieve details might be provided to speed up the completion of frequently carried out tasks.</text:p>
            </office:annotation>
            <text:p>Frequently-used tasks are readily available (e.g. easily accessible from the homepage) and well supported (e.g. short cuts are avail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3]/[.K117]" office:value-type="percentage" office:value="0.8" calcext:value-type="percentage">
            <text:p>80%</text:p>
          </table:table-cell>
          <table:table-cell table:style-name="ce73" table:formula="of:=VLOOKUP([.D13];[.Q1:.R9];2;FALSE())" office:value-type="float" office:value="0" calcext:value-type="float">
            <text:p>0</text:p>
          </table:table-cell>
          <table:table-cell table:style-name="ce73" table:formula="of:=[.M13]*[.L13]" office:value-type="float" office:value="0" calcext:value-type="float">
            <text:p>0</text:p>
          </table:table-cell>
          <table:table-cell table:style-name="ce73" table:formula="of:=IF([.M13]=0;0;[.L13]*MAX([.R2:.R8]))" office:value-type="float" office:value="0" calcext:value-type="float">
            <text:p>0</text:p>
          </table:table-cell>
          <table:table-cell table:style-name="ce82" table:number-columns-repeated="3"/>
          <table:table-cell table:style-name="ce87"/>
          <table:table-cell table:style-name="ce82" table:number-columns-repeated="3"/>
          <table:table-cell table:number-columns-repeated="1002"/>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office:annotation draw:style-name="gr5" draw:text-style-name="P3" svg:width="1.4224in" svg:height="2.8783in" svg:x="5.161in" svg:y="4.8024in" draw:caption-point-x="-0.1602in" draw:caption-point-y="-0.6528in">
              <dc:date>2022-03-25T00:00:00</dc:date>
              <text:p text:style-name="P2">======</text:p>
              <text:p text:style-name="P2">ID#AAAACzJ2_fw</text:p>
              <text:p text:style-name="P2">turnen <text:s text:c="3"/>(2019-12-27 13:12:29)</text:p>
              <text:p text:style-name="P2">Users are adequately supported according to their level of expertise (Medium importance)</text:p>
              <text:p text:style-name="P2">For example, novice users are given help and instructions and features are progressively disclosed (e.g. advanced features not being shown by default).</text:p>
            </office:annotation>
            <text:p>Users are adequately supported according to their level of expertise (e.g. short cuts for expert users, help and instructions for novice user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6" office:value-type="float" office:value="3" calcext:value-type="float">
            <text:p>3</text:p>
          </table:table-cell>
          <table:table-cell table:style-name="ce71" table:formula="of:=[.K15]/[.K117]" office:value-type="percentage" office:value="0.6" calcext:value-type="percentage">
            <text:p>60%</text:p>
          </table:table-cell>
          <table:table-cell table:style-name="ce73" table:formula="of:=VLOOKUP([.D15];[.Q1:.R9];2;FALSE())" office:value-type="float" office:value="0" calcext:value-type="float">
            <text:p>0</text:p>
          </table:table-cell>
          <table:table-cell table:style-name="ce73" table:formula="of:=[.M15]*[.L15]" office:value-type="float" office:value="0" calcext:value-type="float">
            <text:p>0</text:p>
          </table:table-cell>
          <table:table-cell table:style-name="ce79" table:formula="of:=IF([.M15]=0;0;[.L15]*MAX([.R2:.R8]))" office:value-type="float" office:value="0" calcext:value-type="float">
            <text:p>0</text:p>
          </table:table-cell>
          <table:table-cell table:style-name="ce80"/>
          <table:table-cell table:number-columns-repeated="2"/>
          <table:table-cell table:style-name="ce80"/>
          <table:table-cell table:style-name="ce12"/>
          <table:table-cell table:number-columns-repeated="1004"/>
        </table:table-row>
        <table:table-row table:style-name="ro8">
          <table:table-cell table:style-name="ce6"/>
          <table:table-cell table:style-name="ce18"/>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office:annotation draw:style-name="gr6" draw:text-style-name="P3" svg:width="1.4224in" svg:height="2.8783in" svg:x="5.161in" svg:y="5.5209in" draw:caption-point-x="-0.1602in" draw:caption-point-y="-0.6524in">
              <dc:date>2022-03-25T00:00:00</dc:date>
              <text:p text:style-name="P2">======</text:p>
              <text:p text:style-name="P2">ID#AAAACzJ2_ek</text:p>
              <text:p text:style-name="P2">turnen <text:s text:c="3"/>(2019-12-27 13:12:29)</text:p>
              <text:p text:style-name="P2">Calls to action (e.g. register, add to basket, submit) are clear, well labelled and appear clickable (Medium importance)</text:p>
              <text:p text:style-name="P2">Possible actions should always be clear and the primary call to action (i.e. the most common or desirable user action) should stand out on the page or screen.</text:p>
            </office:annotation>
            <text:p>Call to actions (e.g. register, add to basket, submit) are clear, well labelled and appear click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7]/[.K117]" office:value-type="percentage" office:value="0.6" calcext:value-type="percentage">
            <text:p>60%</text:p>
          </table:table-cell>
          <table:table-cell table:style-name="ce73" table:formula="of:=VLOOKUP([.D17];[.Q1:.R9];2;FALSE())" office:value-type="float" office:value="0" calcext:value-type="float">
            <text:p>0</text:p>
          </table:table-cell>
          <table:table-cell table:style-name="ce73" table:formula="of:=[.M17]*[.L17]" office:value-type="float" office:value="0" calcext:value-type="float">
            <text:p>0</text:p>
          </table:table-cell>
          <table:table-cell table:style-name="ce73" table:formula="of:=IF([.M17]=0;0;[.L17]*MAX([.R2:.R8]))" office:value-type="float" office:value="0" calcext:value-type="float">
            <text:p>0</text:p>
          </table:table-cell>
          <table:table-cell table:number-columns-repeated="3"/>
          <table:table-cell table:style-name="ce19"/>
          <table:table-cell table:style-name="ce12"/>
          <table:table-cell table:number-columns-repeated="1004"/>
        </table:table-row>
        <table:table-row table:style-name="ro8">
          <table:table-cell/>
          <table:table-cell table:style-name="ce88"/>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3"/>
          <table:table-cell table:style-name="ce19"/>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office:annotation draw:style-name="gr7" draw:text-style-name="P3" svg:width="1.4224in" svg:height="3.0339in" svg:x="5.161in" svg:y="6.6563in" draw:caption-point-x="-0.1602in" draw:caption-point-y="-0.6524in">
              <dc:date>2022-03-25T00:00:00</dc:date>
              <text:p text:style-name="P2">======</text:p>
              <text:p text:style-name="P2">ID#AAAACzJ2_gs</text:p>
              <text:p text:style-name="P2">turnen <text:s text:c="3"/>(2019-12-27 13:12:29)</text:p>
              <text:p text:style-name="P2">The Homepage / starting page provides a clear snapshot and overview of the content, features and functionality available (Low importance)</text:p>
              <text:p text:style-name="P2">For example, an introduction and overview of the site is provided together with section snapshots and example content.</text:p>
            </office:annotation>
            <text:p>The Homepage / starting page provides a clear snapshot and overview of the content, features and functionality avail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21]/[.K117]" office:value-type="percentage" office:value="0.6" calcext:value-type="percentage">
            <text:p>60%</text:p>
          </table:table-cell>
          <table:table-cell table:style-name="ce73" table:formula="of:=VLOOKUP([.D21];[.Q1:.R9];2;FALSE())" office:value-type="float" office:value="0" calcext:value-type="float">
            <text:p>0</text:p>
          </table:table-cell>
          <table:table-cell table:style-name="ce73" table:formula="of:=[.M21]*[.L21]" office:value-type="float" office:value="0" calcext:value-type="float">
            <text:p>0</text:p>
          </table:table-cell>
          <table:table-cell table:style-name="ce73" table:formula="of:=IF([.M21]=0;0;[.L21]*MAX([.R2:.R8]))" office:value-type="float" office:value="0" calcext:value-type="float">
            <text:p>0</text:p>
          </table:table-cell>
          <table:table-cell table:number-columns-repeated="1009"/>
        </table:table-row>
        <table:table-row table:style-name="ro8">
          <table:table-cell table:style-name="ce6"/>
          <table:table-cell table:style-name="ce18"/>
          <table:table-cell table:style-name="ce12"/>
          <table:table-cell table:style-name="ce40"/>
          <table:table-cell table:style-name="ce12" table:number-columns-repeated="6"/>
          <table:table-cell table:style-name="ce66"/>
          <table:table-cell table:style-name="ce71"/>
          <table:table-cell table:style-name="ce73"/>
          <table:table-cell table:style-name="ce76"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office:annotation draw:style-name="gr6" draw:text-style-name="P3" svg:width="1.4224in" svg:height="3.0339in" svg:x="5.161in" svg:y="7.3752in" draw:caption-point-x="-0.1602in" draw:caption-point-y="-0.6524in">
              <dc:date>2022-03-25T00:00:00</dc:date>
              <text:p text:style-name="P2">======</text:p>
              <text:p text:style-name="P2">ID#AAAACzJ2_eU</text:p>
              <text:p text:style-name="P2">turnen <text:s text:c="3"/>(2019-12-27 13:12:29)</text:p>
              <text:p text:style-name="P2">The homepage / starting page is effective in orienting and directing users to their desired information and tasks (High importance)</text:p>
              <text:p text:style-name="P2">Users should be able to work out where they need to go to complete a given task (e.g. carry out some research, complete a transaction).</text:p>
            </office:annotation>
            <text:p>The home page / starting page is effective in orienting and directing users to their desired information and task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23]/[.K117]" office:value-type="percentage" office:value="0.8" calcext:value-type="percentage">
            <text:p>80%</text:p>
          </table:table-cell>
          <table:table-cell table:style-name="ce73" table:formula="of:=VLOOKUP([.D23];[.Q1:.R9];2;FALSE())" office:value-type="float" office:value="0" calcext:value-type="float">
            <text:p>0</text:p>
          </table:table-cell>
          <table:table-cell table:style-name="ce73" table:formula="of:=[.M23]*[.L23]" office:value-type="float" office:value="0" calcext:value-type="float">
            <text:p>0</text:p>
          </table:table-cell>
          <table:table-cell table:style-name="ce73"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
          <table:table-cell table:style-name="ce90" table:content-validation-name="val3"/>
          <table:table-cell table:style-name="ce12" table:number-columns-repeated="6"/>
          <table:table-cell table:style-name="ce65"/>
          <table:table-cell table:style-name="ce70"/>
          <table:table-cell table:style-name="ce73"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office:annotation draw:style-name="gr5" draw:text-style-name="P3" svg:width="1.4224in" svg:height="2.8783in" svg:x="5.161in" svg:y="8.0941in" draw:caption-point-x="-0.1602in" draw:caption-point-y="-0.6528in">
              <dc:date>2022-03-25T00:00:00</dc:date>
              <text:p text:style-name="P2">======</text:p>
              <text:p text:style-name="P2">ID#AAAACzJ2_eQ</text:p>
              <text:p text:style-name="P2">turnen <text:s text:c="3"/>(2019-12-27 13:12:29)</text:p>
              <text:p text:style-name="P2">The homepage / starting page layout is clear and uncluttered with sufficient 'white space' (Medium importance)</text:p>
              <text:p text:style-name="P2">Users should be able to quickly scan the homepage and make sense of both the content available and of how the site is structured.</text:p>
            </office:annotation>
            <text:p>The homepage / starting page layout is clear and uncluttered with sufficient 'white space'.</text:p>
          </table:table-cell>
          <table:table-cell table:style-name="ce12"/>
          <table:table-cell table:style-name="ce8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25]/[.K117]" office:value-type="percentage" office:value="0.6" calcext:value-type="percentage">
            <text:p>60%</text:p>
          </table:table-cell>
          <table:table-cell table:style-name="ce73" table:formula="of:=VLOOKUP([.D25];[.Q1:.R9];2;FALSE())" office:value-type="float" office:value="0" calcext:value-type="float">
            <text:p>0</text:p>
          </table:table-cell>
          <table:table-cell table:style-name="ce73" table:formula="of:=[.M25]*[.L25]" office:value-type="float" office:value="0" calcext:value-type="float">
            <text:p>0</text:p>
          </table:table-cell>
          <table:table-cell table:style-name="ce73"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9" office:value-type="string" calcext:value-type="string">
            <office:annotation draw:style-name="gr8" draw:text-style-name="P3" svg:width="1.4224in" svg:height="3.0339in" svg:x="5.161in" svg:y="9.2295in" draw:caption-point-x="-0.1602in" draw:caption-point-y="-0.6528in">
              <dc:date>2022-03-25T00:00:00</dc:date>
              <text:p text:style-name="P2">======</text:p>
              <text:p text:style-name="P2">ID#AAAACzJ2_g4</text:p>
              <text:p text:style-name="P2">turnen <text:s text:c="3"/>(2019-12-27 13:12:29)</text:p>
              <text:p text:style-name="P2">Users can easily access the site or application (Low importance)</text:p>
              <text:p text:style-name="P2">For example, the URL is predictable and is returned by search engines. If a user attempts to find the site via a search engine, it should ideally be returned on the first page of search results for likely queries.</text:p>
            </office:annotation>
            <text:p>Users can easily access the site or application (e.g. the URL is predictable and is returned by search engine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29]/[.K117]" office:value-type="percentage" office:value="0.4" calcext:value-type="percentage">
            <text:p>40%</text:p>
          </table:table-cell>
          <table:table-cell table:style-name="ce73" table:formula="of:=VLOOKUP([.D29];[.Q1:.R9];2;FALSE())" office:value-type="float" office:value="0" calcext:value-type="float">
            <text:p>0</text:p>
          </table:table-cell>
          <table:table-cell table:style-name="ce73" table:formula="of:=[.M29]*[.L29]" office:value-type="float" office:value="0" calcext:value-type="float">
            <text:p>0</text:p>
          </table:table-cell>
          <table:table-cell table:style-name="ce73"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9" office:value-type="string" calcext:value-type="string">
            <office:annotation draw:style-name="gr3" draw:text-style-name="P3" svg:width="1.4224in" svg:height="3.8114in" svg:x="5.161in" svg:y="9.948in" draw:caption-point-x="-0.1602in" draw:caption-point-y="-0.6524in">
              <dc:date>2022-03-25T00:00:00</dc:date>
              <text:p text:style-name="P2">======</text:p>
              <text:p text:style-name="P2">ID#AAAACzJ2_es</text:p>
              <text:p text:style-name="P2">turnen <text:s text:c="3"/>(2019-12-27 13:12:29)</text:p>
              <text:p text:style-name="P2">The navigational scheme is easy to find, intuitive and consistent (High importance)</text:p>
              <text:p text:style-name="P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p>
            </office:annotation>
            <text:p>The navigational scheme (e.g. menu) is easy to find, intuitive and consisten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1]/[.K117]" office:value-type="percentage" office:value="0.8" calcext:value-type="percentage">
            <text:p>80%</text:p>
          </table:table-cell>
          <table:table-cell table:style-name="ce73" table:formula="of:=VLOOKUP([.D31];[.Q1:.R9];2;FALSE())" office:value-type="float" office:value="0" calcext:value-type="float">
            <text:p>0</text:p>
          </table:table-cell>
          <table:table-cell table:style-name="ce73" table:formula="of:=[.M31]*[.L31]" office:value-type="float" office:value="0" calcext:value-type="float">
            <text:p>0</text:p>
          </table:table-cell>
          <table:table-cell table:style-name="ce73"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90" table:content-validation-name="val3"/>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9" office:value-type="string" calcext:value-type="string">
            <office:annotation draw:style-name="gr3" draw:text-style-name="P3" svg:width="1.4224in" svg:height="3.5004in" svg:x="5.161in" svg:y="10.6669in" draw:caption-point-x="-0.1602in" draw:caption-point-y="-0.6528in">
              <dc:date>2022-03-25T00:00:00</dc:date>
              <text:p text:style-name="P2">======</text:p>
              <text:p text:style-name="P2">ID#AAAACzJ2_fc</text:p>
              <text:p text:style-name="P2">turnen <text:s text:c="3"/>(2019-12-27 13:12:29)</text:p>
              <text:p text:style-name="P2">The navigation has sufficient flexibility to allow users to navigate by their desired means (Medium importance)</text:p>
              <text:p text:style-name="P2">For example a user might want to be able to search for an item or browse by size, name or type. Although not all user preferences can or indeed should be addressed, the most useful and common navigational means should be supported.</text:p>
            </office:annotation>
            <text:p>The navigation has sufficient flexibility to allow users to navigate by their desired means (e.g. searching, browse by type, browse by name, most recent etc…). </text:p>
          </table:table-cell>
          <table:table-cell table:style-name="ce12"/>
          <table:table-cell table:style-name="ce89" table:content-validation-name="val1" office:value-type="string" calcext:value-type="string">
            <text:p>Enter score</text:p>
          </table:table-cell>
          <table:table-cell table:style-name="ce12" table:number-columns-repeated="4"/>
          <table:table-cell table:style-name="ce52"/>
          <table:table-cell table:style-name="ce12"/>
          <table:table-cell table:style-name="ce65" office:value-type="float" office:value="3" calcext:value-type="float">
            <text:p>3</text:p>
          </table:table-cell>
          <table:table-cell table:style-name="ce70" table:formula="of:=[.K33]/[.K117]" office:value-type="percentage" office:value="0.6" calcext:value-type="percentage">
            <text:p>60%</text:p>
          </table:table-cell>
          <table:table-cell table:style-name="ce73" table:formula="of:=VLOOKUP([.D33];[.Q1:.R9];2;FALSE())" office:value-type="float" office:value="0" calcext:value-type="float">
            <text:p>0</text:p>
          </table:table-cell>
          <table:table-cell table:style-name="ce73" table:formula="of:=[.M33]*[.L33]" office:value-type="float" office:value="0" calcext:value-type="float">
            <text:p>0</text:p>
          </table:table-cell>
          <table:table-cell table:style-name="ce73"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9" office:value-type="string" calcext:value-type="string">
            <office:annotation draw:style-name="gr3" draw:text-style-name="P3" svg:width="1.4224in" svg:height="4.1224in" svg:x="5.161in" svg:y="11.3854in" draw:caption-point-x="-0.1602in" draw:caption-point-y="-0.6524in">
              <dc:date>2022-03-25T00:00:00</dc:date>
              <text:p text:style-name="P2">======</text:p>
              <text:p text:style-name="P2">ID#AAAACzJ2_gY</text:p>
              <text:p text:style-name="P2">turnen <text:s text:c="3"/>(2019-12-27 13:12:29)</text:p>
              <text:p text:style-name="P2">The site or application structure is clear, easily understood and addresses common user goals (Very high importance)</text:p>
              <text:p text:style-name="P2">For example, gathering information, submitting data, carrying out research. Users should be able to work out where they need to go to carry out common user goals and be able to quickly gain an understanding of how the site or application is structured.</text:p>
            </office:annotation>
            <text:p>The site or application structure is clear, easily understood and addresses common user goal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35]/[.K117]" office:value-type="percentage" office:value="1" calcext:value-type="percentage">
            <text:p>100%</text:p>
          </table:table-cell>
          <table:table-cell table:style-name="ce73" table:formula="of:=VLOOKUP([.D35];[.Q1:.R9];2;FALSE())" office:value-type="float" office:value="0" calcext:value-type="float">
            <text:p>0</text:p>
          </table:table-cell>
          <table:table-cell table:style-name="ce73" table:formula="of:=[.M35]*[.L35]" office:value-type="float" office:value="0" calcext:value-type="float">
            <text:p>0</text:p>
          </table:table-cell>
          <table:table-cell table:style-name="ce73"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9" office:value-type="string" calcext:value-type="string">
            <office:annotation draw:style-name="gr3" draw:text-style-name="P3" svg:width="1.4224in" svg:height="3.6559in" svg:x="5.161in" svg:y="12.1043in" draw:caption-point-x="-0.1602in" draw:caption-point-y="-0.6524in">
              <dc:date>2022-03-25T00:00:00</dc:date>
              <text:p text:style-name="P2">======</text:p>
              <text:p text:style-name="P2">ID#AAAACzJ2_eY</text:p>
              <text:p text:style-name="P2">turnen <text:s text:c="3"/>(2019-12-27 13:12:29)</text:p>
              <text:p text:style-name="P2">Links are clear, descriptive and well labelled (Medium importance)</text:p>
              <text:p text:style-name="P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p>
            </office:annotation>
            <text:p>Links are clear, descriptive and and well labell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37]/[.K117]" office:value-type="percentage" office:value="0.6" calcext:value-type="percentage">
            <text:p>60%</text:p>
          </table:table-cell>
          <table:table-cell table:style-name="ce73" table:formula="of:=VLOOKUP([.D37];[.Q1:.R9];2;FALSE())" office:value-type="float" office:value="0" calcext:value-type="float">
            <text:p>0</text:p>
          </table:table-cell>
          <table:table-cell table:style-name="ce73" table:formula="of:=[.M37]*[.L37]" office:value-type="float" office:value="0" calcext:value-type="float">
            <text:p>0</text:p>
          </table:table-cell>
          <table:table-cell table:style-name="ce73"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9" office:value-type="string" calcext:value-type="string">
            <office:annotation draw:style-name="gr3" draw:text-style-name="P3" svg:width="1.4224in" svg:height="2.8783in" svg:x="5.161in" svg:y="12.8232in" draw:caption-point-x="-0.1602in" draw:caption-point-y="-0.6528in">
              <dc:date>2022-03-25T00:00:00</dc:date>
              <text:p text:style-name="P2">======</text:p>
              <text:p text:style-name="P2">ID#AAAACzJ2_ec</text:p>
              <text:p text:style-name="P2">turnen <text:s text:c="3"/>(2019-12-27 13:12:29)</text:p>
              <text:p text:style-name="P2">Browser standard functions (e.g. 'back', 'forward', 'bookmark') are supported (High importance)</text:p>
              <text:p text:style-name="P2">Users should be able to bookmark a page (or be presented with a URL to use) and go back and forth without breaking the site or losing any information they have entered.</text:p>
            </office:annotation>
            <text:p>Browser standard functions (e.g. 'back', 'forward', 'bookmark') are suppor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39]/[.K117]" office:value-type="percentage" office:value="0.8" calcext:value-type="percentage">
            <text:p>80%</text:p>
          </table:table-cell>
          <table:table-cell table:style-name="ce73" table:formula="of:=VLOOKUP([.D39];[.Q1:.R9];2;FALSE())" office:value-type="float" office:value="0" calcext:value-type="float">
            <text:p>0</text:p>
          </table:table-cell>
          <table:table-cell table:style-name="ce73" table:formula="of:=[.M39]*[.L39]" office:value-type="float" office:value="0" calcext:value-type="float">
            <text:p>0</text:p>
          </table:table-cell>
          <table:table-cell table:style-name="ce73"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
          <table:table-cell table:style-name="ce40"/>
          <table:table-cell table:style-name="ce12" table:number-columns-repeated="6"/>
          <table:table-cell table:style-name="ce66"/>
          <table:table-cell table:style-name="ce71"/>
          <table:table-cell table:style-name="ce73"/>
          <table:table-cell table:style-name="ce77"/>
          <table:table-cell table:style-name="ce76"/>
          <table:table-cell table:style-name="ce80"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9" office:value-type="string" calcext:value-type="string">
            <office:annotation draw:style-name="gr4" draw:text-style-name="P3" svg:width="1.4224in" svg:height="2.2563in" svg:x="5.161in" svg:y="13.5417in" draw:caption-point-x="-0.1602in" draw:caption-point-y="-0.6524in">
              <dc:date>2022-03-25T00:00:00</dc:date>
              <text:p text:style-name="P2">======</text:p>
              <text:p text:style-name="P2">ID#AAAACzJ2_gk</text:p>
              <text:p text:style-name="P2">turnen <text:s text:c="3"/>(2019-12-27 13:12:29)</text:p>
              <text:p text:style-name="P2">The current location is clearly indicated (e.g. breadcrumb, highlighted menu item) (Low importance)</text:p>
              <text:p text:style-name="P2">Users should always know where they are in the site or application.</text:p>
            </office:annotation>
            <text:p>The current location is clearly indicated (e.g. breadcrumb, highlighted menu item).</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1]/[.K117]" office:value-type="percentage" office:value="0.4" calcext:value-type="percentage">
            <text:p>40%</text:p>
          </table:table-cell>
          <table:table-cell table:style-name="ce73" table:formula="of:=VLOOKUP([.D41];[.Q1:.R9];2;FALSE())" office:value-type="float" office:value="0" calcext:value-type="float">
            <text:p>0</text:p>
          </table:table-cell>
          <table:table-cell table:style-name="ce73" table:formula="of:=[.M41]*[.L41]" office:value-type="float" office:value="0" calcext:value-type="float">
            <text:p>0</text:p>
          </table:table-cell>
          <table:table-cell table:style-name="ce73"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9" office:value-type="string" calcext:value-type="string">
            <office:annotation draw:style-name="gr5" draw:text-style-name="P3" svg:width="1.4224in" svg:height="2.5673in" svg:x="5.161in" svg:y="14.2606in" draw:caption-point-x="-0.1602in" draw:caption-point-y="-0.6524in">
              <dc:date>2022-03-25T00:00:00</dc:date>
              <text:p text:style-name="P2">======</text:p>
              <text:p text:style-name="P2">ID#AAAACzJ2_f4</text:p>
              <text:p text:style-name="P2">turnen <text:s text:c="3"/>(2019-12-27 13:12:29)</text:p>
              <text:p text:style-name="P2">Users can easily get back to the homepage or a relevant start point (Low importance)</text:p>
              <text:p text:style-name="P2">For example, a homepage link might be part of the breadcrumb or a home link might be available as part of the header.</text:p>
            </office:annotation>
            <text:p>Users can easily get back to the homepage or a relevant start poin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43]/[.K117]" office:value-type="percentage" office:value="0.4" calcext:value-type="percentage">
            <text:p>40%</text:p>
          </table:table-cell>
          <table:table-cell table:style-name="ce73" table:formula="of:=VLOOKUP([.D43];[.Q1:.R9];2;FALSE())" office:value-type="float" office:value="0" calcext:value-type="float">
            <text:p>0</text:p>
          </table:table-cell>
          <table:table-cell table:style-name="ce73" table:formula="of:=[.M43]*[.L43]" office:value-type="float" office:value="0" calcext:value-type="float">
            <text:p>0</text:p>
          </table:table-cell>
          <table:table-cell table:style-name="ce73"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9" office:value-type="string" calcext:value-type="string">
            <office:annotation draw:style-name="gr5" draw:text-style-name="P3" svg:width="1.4224in" svg:height="2.4118in" svg:x="5.161in" svg:y="14.9795in" draw:caption-point-x="-0.1602in" draw:caption-point-y="-0.6528in">
              <dc:date>2022-03-25T00:00:00</dc:date>
              <text:p text:style-name="P2">======</text:p>
              <text:p text:style-name="P2">ID#AAAACzJ2_fY</text:p>
              <text:p text:style-name="P2">turnen <text:s text:c="3"/>(2019-12-27 13:12:29)</text:p>
              <text:p text:style-name="P2">A clear and well structure site map or index is provided (where necessary) (Low importance)</text:p>
              <text:p text:style-name="P2">The sitemap might be part of the header or footer and should ideally be available from every page on the site.</text:p>
            </office:annotation>
            <text:p>A clear and well structure site map or index is provided (where necessary).</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45]/[.K117]" office:value-type="percentage" office:value="0.2" calcext:value-type="percentage">
            <text:p>20%</text:p>
          </table:table-cell>
          <table:table-cell table:style-name="ce73" table:formula="of:=VLOOKUP([.D45];[.Q1:.R9];2;FALSE())" office:value-type="float" office:value="0" calcext:value-type="float">
            <text:p>0</text:p>
          </table:table-cell>
          <table:table-cell table:style-name="ce73" table:formula="of:=[.M45]*[.L45]" office:value-type="float" office:value="0" calcext:value-type="float">
            <text:p>0</text:p>
          </table:table-cell>
          <table:table-cell table:style-name="ce73" table:formula="of:=IF([.M45]=0;0;[.L4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9" office:value-type="string" calcext:value-type="string">
            <office:annotation draw:style-name="gr3" draw:text-style-name="P3" svg:width="1.4224in" svg:height="3.1894in" svg:x="5.161in" svg:y="16.1146in" draw:caption-point-x="-0.1602in" draw:caption-point-y="-0.6524in">
              <dc:date>2022-03-25T00:00:00</dc:date>
              <text:p text:style-name="P2">======</text:p>
              <text:p text:style-name="P2">ID#AAAACzJ2_fs</text:p>
              <text:p text:style-name="P2">turnen <text:s text:c="3"/>(2019-12-27 13:12:29)</text:p>
              <text:p text:style-name="P2">A consistent, easy to find and easy to use search function is available throughout (High importance)</text:p>
              <text:p text:style-name="P2">The search function (where required) should be directly available from most pages on the site or application and should be consistently positioned (e.g. top left, top right or top centre).</text:p>
            </office:annotation>
            <text:p>A consitent, easy to find and easy to use search function is available throughout (where desirabl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49]/[.K117]" office:value-type="percentage" office:value="0.8" calcext:value-type="percentage">
            <text:p>80%</text:p>
          </table:table-cell>
          <table:table-cell table:style-name="ce73" table:formula="of:=VLOOKUP([.D49];[.Q1:.R9];2;FALSE())" office:value-type="float" office:value="0" calcext:value-type="float">
            <text:p>0</text:p>
          </table:table-cell>
          <table:table-cell table:style-name="ce73" table:formula="of:=[.M49]*[.L49]" office:value-type="float" office:value="0" calcext:value-type="float">
            <text:p>0</text:p>
          </table:table-cell>
          <table:table-cell table:style-name="ce73"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9" office:value-type="string" calcext:value-type="string">
            <office:annotation draw:style-name="gr4" draw:text-style-name="P3" svg:width="1.4224in" svg:height="3.1894in" svg:x="5.161in" svg:y="16.8335in" draw:caption-point-x="-0.1602in" draw:caption-point-y="-0.6524in">
              <dc:date>2022-03-25T00:00:00</dc:date>
              <text:p text:style-name="P2">======</text:p>
              <text:p text:style-name="P2">ID#AAAACzJ2_gw</text:p>
              <text:p text:style-name="P2">turnen <text:s text:c="3"/>(2019-12-27 13:12:29)</text:p>
              <text:p text:style-name="P2">The search interface is appropriate to meet user goals (High importance)</text:p>
              <text:p text:style-name="P2">For example users are able to filter search results, an advanced search is available (if necessary) and common search conventions such as quotation marks (") and natural language searches are handled.</text:p>
            </office:annotation>
            <text:p>The search interface is appropriate to meet user goals (e.g. multi-parameter, prioritised results, filtering search result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1]/[.K117]" office:value-type="percentage" office:value="0.8" calcext:value-type="percentage">
            <text:p>80%</text:p>
          </table:table-cell>
          <table:table-cell table:style-name="ce73" table:formula="of:=VLOOKUP([.D51];[.Q1:.R9];2;FALSE())" office:value-type="float" office:value="0" calcext:value-type="float">
            <text:p>0</text:p>
          </table:table-cell>
          <table:table-cell table:style-name="ce73" table:formula="of:=[.M51]*[.L51]" office:value-type="float" office:value="0" calcext:value-type="float">
            <text:p>0</text:p>
          </table:table-cell>
          <table:table-cell table:style-name="ce73"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9" office:value-type="string" calcext:value-type="string">
            <office:annotation draw:style-name="gr5" draw:text-style-name="P3" svg:width="1.4224in" svg:height="3.6559in" svg:x="5.161in" svg:y="17.5524in" draw:caption-point-x="-0.1602in" draw:caption-point-y="-0.6528in">
              <dc:date>2022-03-25T00:00:00</dc:date>
              <text:p text:style-name="P2">======</text:p>
              <text:p text:style-name="P2">ID#AAAACzJ2_fA</text:p>
              <text:p text:style-name="P2">turnen <text:s text:c="3"/>(2019-12-27 13:12:29)</text:p>
              <text:p text:style-name="P2">The search facility deals well with common searches, misspellings and abbreviations (Low importance)</text:p>
              <text:p text:style-name="P2">Ideally synonyms (e.g. 'coat' should also match 'jacket') should mean that logical and appropriate search results are returned for common user queries. Popular search results (e.g. top matches) should also be identified for common queries.</text:p>
            </office:annotation>
            <text:p>The search facility deals well with common searchs (e.g. showing most popular results), misspellings and abbreviation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53]/[.K117]" office:value-type="percentage" office:value="0.4" calcext:value-type="percentage">
            <text:p>40%</text:p>
          </table:table-cell>
          <table:table-cell table:style-name="ce73" table:formula="of:=VLOOKUP([.D53];[.Q1:.R9];2;FALSE())" office:value-type="float" office:value="0" calcext:value-type="float">
            <text:p>0</text:p>
          </table:table-cell>
          <table:table-cell table:style-name="ce73" table:formula="of:=[.M53]*[.L53]" office:value-type="float" office:value="0" calcext:value-type="float">
            <text:p>0</text:p>
          </table:table-cell>
          <table:table-cell table:style-name="ce73"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9" office:value-type="string" calcext:value-type="string">
            <office:annotation draw:style-name="gr6" draw:text-style-name="P3" svg:width="1.4224in" svg:height="2.8783in" svg:x="5.161in" svg:y="18.2709in" draw:caption-point-x="-0.1602in" draw:caption-point-y="-0.6524in">
              <dc:date>2022-03-25T00:00:00</dc:date>
              <text:p text:style-name="P2">======</text:p>
              <text:p text:style-name="P2">ID#AAAACzJ2_ew</text:p>
              <text:p text:style-name="P2">turnen <text:s text:c="3"/>(2019-12-27 13:12:29)</text:p>
              <text:p text:style-name="P2">Search results are relevant, comprehensive, precise, and well displayed (High importance)</text:p>
              <text:p text:style-name="P2">It should be easy for users to see what has been returned, to work out why something has been returned and to determine how many results there are.</text:p>
            </office:annotation>
            <text:p>Search results are relevant, comprehensive, precise, and well display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5]/[.K117]" office:value-type="percentage" office:value="0.8" calcext:value-type="percentage">
            <text:p>80%</text:p>
          </table:table-cell>
          <table:table-cell table:style-name="ce73" table:formula="of:=VLOOKUP([.D55];[.Q1:.R9];2;FALSE())" office:value-type="float" office:value="0" calcext:value-type="float">
            <text:p>0</text:p>
          </table:table-cell>
          <table:table-cell table:style-name="ce73" table:formula="of:=[.M55]*[.L55]" office:value-type="float" office:value="0" calcext:value-type="float">
            <text:p>0</text:p>
          </table:table-cell>
          <table:table-cell table:style-name="ce73" table:formula="of:=IF([.M55]=0;0;[.L5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9" office:value-type="string" calcext:value-type="string">
            <office:annotation draw:style-name="gr7" draw:text-style-name="P3" svg:width="1.4224in" svg:height="3.0339in" svg:x="5.161in" svg:y="19.4063in" draw:caption-point-x="-0.1602in" draw:caption-point-y="-0.6524in">
              <dc:date>2022-03-25T00:00:00</dc:date>
              <text:p text:style-name="P2">======</text:p>
              <text:p text:style-name="P2">ID#AAAACzJ2_gU</text:p>
              <text:p text:style-name="P2">turnen <text:s text:c="3"/>(2019-12-27 13:12:29)</text:p>
              <text:p text:style-name="P2">Prompt and <text:s/>appropriate feedback is given (High importance)</text:p>
              <text:p text:style-name="P2">For example, a confirmation message is shown following a successful transaction, input errors are promptly highlighted and it's made clear to users when a page has been updated.</text:p>
            </office:annotation>
            <text:p>Prompt and appropriate feedback is given (e.g. following a successful or unsuccessful action).</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59]/[.K117]" office:value-type="percentage" office:value="0.8" calcext:value-type="percentage">
            <text:p>80%</text:p>
          </table:table-cell>
          <table:table-cell table:style-name="ce73" table:formula="of:=VLOOKUP([.D59];[.Q1:.R9];2;FALSE())" office:value-type="float" office:value="0" calcext:value-type="float">
            <text:p>0</text:p>
          </table:table-cell>
          <table:table-cell table:style-name="ce73" table:formula="of:=[.M59]*[.L59]" office:value-type="float" office:value="0" calcext:value-type="float">
            <text:p>0</text:p>
          </table:table-cell>
          <table:table-cell table:style-name="ce73"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9" office:value-type="string" calcext:value-type="string">
            <office:annotation draw:style-name="gr6" draw:text-style-name="P3" svg:width="1.4224in" svg:height="4.589in" svg:x="5.161in" svg:y="20.1252in" draw:caption-point-x="-0.1602in" draw:caption-point-y="-0.6524in">
              <dc:date>2022-03-25T00:00:00</dc:date>
              <text:p text:style-name="P2">======</text:p>
              <text:p text:style-name="P2">ID#AAAACzJ2_fE</text:p>
              <text:p text:style-name="P2">turnen <text:s text:c="3"/>(2019-12-27 13:12:29)</text:p>
              <text:p text:style-name="P2">Users can easily undo, go back and change, or cancel actions (Medium importance)</text:p>
              <text:p text:style-name="P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p>
            </office:annotation>
            <text:p>Users can easily undo, go back and change or cancel actions; or are at least given the chance to confirm an action before commiting (e.g. before placing an order).</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1]/[.K117]" office:value-type="percentage" office:value="0.6" calcext:value-type="percentage">
            <text:p>60%</text:p>
          </table:table-cell>
          <table:table-cell table:style-name="ce73" table:formula="of:=VLOOKUP([.D61];[.Q1:.R9];2;FALSE())" office:value-type="float" office:value="0" calcext:value-type="float">
            <text:p>0</text:p>
          </table:table-cell>
          <table:table-cell table:style-name="ce73" table:formula="of:=[.M61]*[.L61]" office:value-type="float" office:value="0" calcext:value-type="float">
            <text:p>0</text:p>
          </table:table-cell>
          <table:table-cell table:style-name="ce73"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9" office:value-type="string" calcext:value-type="string">
            <office:annotation draw:style-name="gr5" draw:text-style-name="P3" svg:width="1.4224in" svg:height="2.5673in" svg:x="5.161in" svg:y="20.8441in" draw:caption-point-x="-0.1602in" draw:caption-point-y="-0.6528in">
              <dc:date>2022-03-25T00:00:00</dc:date>
              <text:p text:style-name="P2">======</text:p>
              <text:p text:style-name="P2">ID#AAAACzJ2_fo</text:p>
              <text:p text:style-name="P2">turnen <text:s text:c="3"/>(2019-12-27 13:12:29)</text:p>
              <text:p text:style-name="P2">Users can easily give feedback (Very low importance)</text:p>
              <text:p text:style-name="P2">For example, via email or an online feedback / contact us form. There should be an indication of how long users can expect to wait for a response if a query has been made.</text:p>
            </office:annotation>
            <text:p>Users can easily give feedback (e.g. via email or an online feedback / contact us form).</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1" calcext:value-type="float">
            <text:p>1</text:p>
          </table:table-cell>
          <table:table-cell table:style-name="ce70" table:formula="of:=[.K63]/[.K117]" office:value-type="percentage" office:value="0.2" calcext:value-type="percentage">
            <text:p>20%</text:p>
          </table:table-cell>
          <table:table-cell table:style-name="ce73" table:formula="of:=VLOOKUP([.D63];[.Q1:.R9];2;FALSE())" office:value-type="float" office:value="0" calcext:value-type="float">
            <text:p>0</text:p>
          </table:table-cell>
          <table:table-cell table:style-name="ce73" table:formula="of:=[.M63]*[.L63]" office:value-type="float" office:value="0" calcext:value-type="float">
            <text:p>0</text:p>
          </table:table-cell>
          <table:table-cell table:style-name="ce73"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9" office:value-type="string" calcext:value-type="string">
            <office:annotation draw:style-name="gr8" draw:text-style-name="P3" svg:width="1.4224in" svg:height="3.3449in" svg:x="5.161in" svg:y="21.9795in" draw:caption-point-x="-0.1602in" draw:caption-point-y="-0.6528in">
              <dc:date>2022-03-25T00:00:00</dc:date>
              <text:p text:style-name="P2">======</text:p>
              <text:p text:style-name="P2">ID#AAAACzJ2_g0</text:p>
              <text:p text:style-name="P2">turnen <text:s text:c="3"/>(2019-12-27 13:12:29)</text:p>
              <text:p text:style-name="P2">Complex forms and processes are broken up into readily understood steps and sections (Medium importance)</text:p>
              <text:p text:style-name="P2">For example, a checkout process might be broken up in to 'address', 'delivery options', 'payment' and 'confirmation'. Where a process is used a progress indicator is present with clear numbers or named stages.</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67]/[.K117]" office:value-type="percentage" office:value="0.6" calcext:value-type="percentage">
            <text:p>60%</text:p>
          </table:table-cell>
          <table:table-cell table:style-name="ce73" table:formula="of:=VLOOKUP([.D67];[.Q1:.R9];2;FALSE())" office:value-type="float" office:value="0" calcext:value-type="float">
            <text:p>0</text:p>
          </table:table-cell>
          <table:table-cell table:style-name="ce73" table:formula="of:=[.M67]*[.L67]" office:value-type="float" office:value="0" calcext:value-type="float">
            <text:p>0</text:p>
          </table:table-cell>
          <table:table-cell table:style-name="ce73"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9" office:value-type="string" calcext:value-type="string">
            <office:annotation draw:style-name="gr3" draw:text-style-name="P3" svg:width="1.4224in" svg:height="4.278in" svg:x="5.161in" svg:y="22.698in" draw:caption-point-x="-0.1602in" draw:caption-point-y="-0.6524in">
              <dc:date>2022-03-25T00:00:00</dc:date>
              <text:p text:style-name="P2">======</text:p>
              <text:p text:style-name="P2">ID#AAAACzJ2_gM</text:p>
              <text:p text:style-name="P2">turnen <text:s text:c="3"/>(2019-12-27 13:12:29)</text:p>
              <text:p text:style-name="P2">A minimal amount of information is requested and where necessary justification is given for asking for information (Medium importance)</text:p>
              <text:p text:style-name="P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p>
            </office:annotation>
            <text:p>A minimal amount of information is requested and where required justification is given for asking for information (e.g. date of birth, telephone number).</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69]/[.K117]" office:value-type="percentage" office:value="0.4" calcext:value-type="percentage">
            <text:p>40%</text:p>
          </table:table-cell>
          <table:table-cell table:style-name="ce73" table:formula="of:=VLOOKUP([.D69];[.Q1:.R9];2;FALSE())" office:value-type="float" office:value="0" calcext:value-type="float">
            <text:p>0</text:p>
          </table:table-cell>
          <table:table-cell table:style-name="ce73" table:formula="of:=[.M69]*[.L69]" office:value-type="float" office:value="0" calcext:value-type="float">
            <text:p>0</text:p>
          </table:table-cell>
          <table:table-cell table:style-name="ce73"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9" office:value-type="string" calcext:value-type="string">
            <office:annotation draw:style-name="gr4" draw:text-style-name="P3" svg:width="1.4224in" svg:height="2.7228in" svg:x="5.161in" svg:y="23.4169in" draw:caption-point-x="-0.1602in" draw:caption-point-y="-0.6528in">
              <dc:date>2022-03-25T00:00:00</dc:date>
              <text:p text:style-name="P2">======</text:p>
              <text:p text:style-name="P2">ID#AAAACzJ2_gE</text:p>
              <text:p text:style-name="P2">turnen <text:s text:c="3"/>(2019-12-27 13:12:29)</text:p>
              <text:p text:style-name="P2">Required and optional form fields are clearly indicated (e.g. using text or '*') (Low importance)</text:p>
              <text:p text:style-name="P2">Where most fields are required the optional fields should be identified and when most fields are optional the required fields should be identified.</text:p>
            </office:annotation>
            <text:p>Required and optional form fields are clearly indica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71]/[.K117]" office:value-type="percentage" office:value="0.4" calcext:value-type="percentage">
            <text:p>40%</text:p>
          </table:table-cell>
          <table:table-cell table:style-name="ce73" table:formula="of:=VLOOKUP([.D71];[.Q1:.R9];2;FALSE())" office:value-type="float" office:value="0" calcext:value-type="float">
            <text:p>0</text:p>
          </table:table-cell>
          <table:table-cell table:style-name="ce73" table:formula="of:=[.M71]*[.L71]" office:value-type="float" office:value="0" calcext:value-type="float">
            <text:p>0</text:p>
          </table:table-cell>
          <table:table-cell table:style-name="ce73"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9" office:value-type="string" calcext:value-type="string">
            <office:annotation draw:style-name="gr6" draw:text-style-name="P3" svg:width="1.4224in" svg:height="4.4335in" svg:x="5.161in" svg:y="24.1354in" draw:caption-point-x="-0.1602in" draw:caption-point-y="-0.6524in">
              <dc:date>2022-03-25T00:00:00</dc:date>
              <text:p text:style-name="P2">======</text:p>
              <text:p text:style-name="P2">ID#AAAACzJ2_f8</text:p>
              <text:p text:style-name="P2">turnen <text:s text:c="3"/>(2019-12-27 13:12:29)</text:p>
              <text:p text:style-name="P2">Appropriate input fields are used and required formats are indicated (Medium importance)</text:p>
              <text:p text:style-name="P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p>
            </office:annotation>
            <text:p>Appropriate input fields (e.g. calendar for date selection, drop down for selection) are used and required formats are indica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3]/[.K117]" office:value-type="percentage" office:value="0.6" calcext:value-type="percentage">
            <text:p>60%</text:p>
          </table:table-cell>
          <table:table-cell table:style-name="ce73" table:formula="of:=VLOOKUP([.D73];[.Q1:.R9];2;FALSE())" office:value-type="float" office:value="0" calcext:value-type="float">
            <text:p>0</text:p>
          </table:table-cell>
          <table:table-cell table:style-name="ce73" table:formula="of:=[.M73]*[.L73]" office:value-type="float" office:value="0" calcext:value-type="float">
            <text:p>0</text:p>
          </table:table-cell>
          <table:table-cell table:style-name="ce73"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9" office:value-type="string" calcext:value-type="string">
            <office:annotation draw:style-name="gr6" draw:text-style-name="P3" svg:width="1.4224in" svg:height="3.3449in" svg:x="5.161in" svg:y="24.8543in" draw:caption-point-x="-0.1602in" draw:caption-point-y="-0.6524in">
              <dc:date>2022-03-25T00:00:00</dc:date>
              <text:p text:style-name="P2">======</text:p>
              <text:p text:style-name="P2">ID#AAAACzJ2_gc</text:p>
              <text:p text:style-name="P2">turnen <text:s text:c="3"/>(2019-12-27 13:12:29)</text:p>
              <text:p text:style-name="P2">Help and instructions (e.g. examples, information required) are provided where necessary (Medium importance)</text:p>
              <text:p text:style-name="P2">Where input is non trivial or is likely to require some explanation this should be provided. Where a-lot of explanation is necessary a link to a page outlining what is required should be provided.</text:p>
            </office:annotation>
            <text:p>Help and instructions (e.g. examples, information required) are provided where necessary.</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75]/[.K117]" office:value-type="percentage" office:value="0.6" calcext:value-type="percentage">
            <text:p>60%</text:p>
          </table:table-cell>
          <table:table-cell table:style-name="ce73" table:formula="of:=VLOOKUP([.D75];[.Q1:.R9];2;FALSE())" office:value-type="float" office:value="0" calcext:value-type="float">
            <text:p>0</text:p>
          </table:table-cell>
          <table:table-cell table:style-name="ce73" table:formula="of:=[.M75]*[.L75]" office:value-type="float" office:value="0" calcext:value-type="float">
            <text:p>0</text:p>
          </table:table-cell>
          <table:table-cell table:style-name="ce73" table:formula="of:=IF([.M75]=0;0;[.L7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9" office:value-type="string" calcext:value-type="string">
            <office:annotation draw:style-name="gr3" draw:text-style-name="P3" svg:width="1.4224in" svg:height="3.5004in" svg:x="5.161in" svg:y="25.9898in" draw:caption-point-x="-0.1602in" draw:caption-point-y="-0.6524in">
              <dc:date>2022-03-25T00:00:00</dc:date>
              <text:p text:style-name="P2">======</text:p>
              <text:p text:style-name="P2">ID#AAAACzJ2_eg</text:p>
              <text:p text:style-name="P2">turnen <text:s text:c="3"/>(2019-12-27 13:12:29)</text:p>
              <text:p text:style-name="P2">Errors are clear, easily identified and appear in appropriate locations (High importance)</text:p>
              <text:p text:style-name="P2">Errors should be immediately apparent to users and ideally be located close to the offending input or function (e.g. adjacent to an input entry field). Inputs causing an error should be highlighted, together with an explanation for the error.</text:p>
            </office:annotation>
            <text:p>Errors are clear, easily identifiable and appear in appropriate location (e.g. adjacent to data entry field, adjacent to form, etc.).</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79]/[.K117]" office:value-type="percentage" office:value="0.8" calcext:value-type="percentage">
            <text:p>80%</text:p>
          </table:table-cell>
          <table:table-cell table:style-name="ce73" table:formula="of:=VLOOKUP([.D79];[.Q1:.R9];2;FALSE())" office:value-type="float" office:value="0" calcext:value-type="float">
            <text:p>0</text:p>
          </table:table-cell>
          <table:table-cell table:style-name="ce73" table:formula="of:=[.M79]*[.L79]" office:value-type="float" office:value="0" calcext:value-type="float">
            <text:p>0</text:p>
          </table:table-cell>
          <table:table-cell table:style-name="ce73"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9" office:value-type="string" calcext:value-type="string">
            <office:annotation draw:style-name="gr4" draw:text-style-name="P3" svg:width="1.4224in" svg:height="2.8783in" svg:x="5.161in" svg:y="26.7087in" draw:caption-point-x="-0.1602in" draw:caption-point-y="-0.6528in">
              <dc:date>2022-03-25T00:00:00</dc:date>
              <text:p text:style-name="P2">======</text:p>
              <text:p text:style-name="P2">ID#AAAACzJ2_fg</text:p>
              <text:p text:style-name="P2">turnen <text:s text:c="3"/>(2019-12-27 13:12:29)</text:p>
              <text:p text:style-name="P2">Error messages are concise, written in easy to understand language and describe what's occurred and what action is necessary (Medium importance)</text:p>
              <text:p text:style-name="P2">Errors should avoid using very technical terms or jargon and should be written from the user's perspective.</text:p>
            </office:annotation>
            <text:p>Error messages are concise, written in easy to understand language and describe what's occurred and what action is necessary.</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1]/[.K117]" office:value-type="percentage" office:value="0.6" calcext:value-type="percentage">
            <text:p>60%</text:p>
          </table:table-cell>
          <table:table-cell table:style-name="ce73" table:formula="of:=VLOOKUP([.D81];[.Q1:.R9];2;FALSE())" office:value-type="float" office:value="0" calcext:value-type="float">
            <text:p>0</text:p>
          </table:table-cell>
          <table:table-cell table:style-name="ce73" table:formula="of:=[.M81]*[.L81]" office:value-type="float" office:value="0" calcext:value-type="float">
            <text:p>0</text:p>
          </table:table-cell>
          <table:table-cell table:style-name="ce73"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9" office:value-type="string" calcext:value-type="string">
            <office:annotation draw:style-name="gr6" draw:text-style-name="P3" svg:width="1.4224in" svg:height="4.589in" svg:x="5.161in" svg:y="27.4272in" draw:caption-point-x="-0.1602in" draw:caption-point-y="-0.6524in">
              <dc:date>2022-03-25T00:00:00</dc:date>
              <text:p text:style-name="P2">======</text:p>
              <text:p text:style-name="P2">ID#AAAACzJ2_gg</text:p>
              <text:p text:style-name="P2">turnen <text:s text:c="3"/>(2019-12-27 13:12:29)</text:p>
              <text:p text:style-name="P2">Common user errors have been taken into consideration and where possible prevented (Medium importance)</text:p>
              <text:p text:style-name="P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p>
            </office:annotation>
            <text:p>Common user errors (e.g. missing fields, invalid formats, invalid selections) have been taken into consideration and where possible prevent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3]/[.K117]" office:value-type="percentage" office:value="0.6" calcext:value-type="percentage">
            <text:p>60%</text:p>
          </table:table-cell>
          <table:table-cell table:style-name="ce73" table:formula="of:=VLOOKUP([.D83];[.Q1:.R9];2;FALSE())" office:value-type="float" office:value="0" calcext:value-type="float">
            <text:p>0</text:p>
          </table:table-cell>
          <table:table-cell table:style-name="ce73" table:formula="of:=[.M83]*[.L83]" office:value-type="float" office:value="0" calcext:value-type="float">
            <text:p>0</text:p>
          </table:table-cell>
          <table:table-cell table:style-name="ce73"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9" office:value-type="string" calcext:value-type="string">
            <office:annotation draw:style-name="gr5" draw:text-style-name="P3" svg:width="1.4224in" svg:height="2.2563in" svg:x="5.161in" svg:y="28.1461in" draw:caption-point-x="-0.1602in" draw:caption-point-y="-0.6524in">
              <dc:date>2022-03-25T00:00:00</dc:date>
              <text:p text:style-name="P2">======</text:p>
              <text:p text:style-name="P2">ID#AAAACzJ2_eI</text:p>
              <text:p text:style-name="P2">turnen <text:s text:c="3"/>(2019-12-27 13:12:29)</text:p>
              <text:p text:style-name="P2">Users are able to easily recover (i.e. not have to start again) from errors (Medium importance)</text:p>
              <text:p text:style-name="P2">For example, users might be able to re-edit and resubmit a form or enter a different value.</text:p>
            </office:annotation>
            <text:p>Users are able to easily recover (i.e. not have to start again) from error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85]/[.K117]" office:value-type="percentage" office:value="0.6" calcext:value-type="percentage">
            <text:p>60%</text:p>
          </table:table-cell>
          <table:table-cell table:style-name="ce73" table:formula="of:=VLOOKUP([.D85];[.Q1:.R9];2;FALSE())" office:value-type="float" office:value="0" calcext:value-type="float">
            <text:p>0</text:p>
          </table:table-cell>
          <table:table-cell table:style-name="ce73" table:formula="of:=[.M85]*[.L85]" office:value-type="float" office:value="0" calcext:value-type="float">
            <text:p>0</text:p>
          </table:table-cell>
          <table:table-cell table:style-name="ce73" table:formula="of:=IF([.M85]=0;0;[.L85]*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9" office:value-type="string" calcext:value-type="string">
            <office:annotation draw:style-name="gr3" draw:text-style-name="P3" svg:width="1.4224in" svg:height="3.6559in" svg:x="5.161in" svg:y="29.2815in" draw:caption-point-x="-0.1602in" draw:caption-point-y="-0.6524in">
              <dc:date>2022-03-25T00:00:00</dc:date>
              <text:p text:style-name="P2">======</text:p>
              <text:p text:style-name="P2">ID#AAAACzJ2_eM</text:p>
              <text:p text:style-name="P2">turnen <text:s text:c="3"/>(2019-12-27 13:12:29)</text:p>
              <text:p text:style-name="P2">Content available (e.g. text, images, video, audio) is appropriate and sufficiently relevant, and detailed to meet user goals (Very high importance)</text:p>
              <text:p text:style-name="P2">Content should also be appropriately formatted, so for example videos and audio should be directly playable (i.e. shouldn't need to be downloaded to be played) and images should be of a sufficient quality.</text:p>
            </office:annotation>
            <text:p>Content available (e.g. text, images, video) is appropriate and sufficiently relevant, and detailed to meet user goal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5" calcext:value-type="float">
            <text:p>5</text:p>
          </table:table-cell>
          <table:table-cell table:style-name="ce70" table:formula="of:=[.K89]/[.K117]" office:value-type="percentage" office:value="1" calcext:value-type="percentage">
            <text:p>100%</text:p>
          </table:table-cell>
          <table:table-cell table:style-name="ce73" table:formula="of:=VLOOKUP([.D89];[.Q1:.R9];2;FALSE())" office:value-type="float" office:value="0" calcext:value-type="float">
            <text:p>0</text:p>
          </table:table-cell>
          <table:table-cell table:style-name="ce73" table:formula="of:=[.M89]*[.L89]" office:value-type="float" office:value="0" calcext:value-type="float">
            <text:p>0</text:p>
          </table:table-cell>
          <table:table-cell table:style-name="ce73"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9" office:value-type="string" calcext:value-type="string">
            <office:annotation draw:style-name="gr3" draw:text-style-name="P3" svg:width="1.4224in" svg:height="2.8783in" svg:x="5.161in" svg:y="30in" draw:caption-point-x="-0.1602in" draw:caption-point-y="-0.6524in">
              <dc:date>2022-03-25T00:00:00</dc:date>
              <text:p text:style-name="P2">======</text:p>
              <text:p text:style-name="P2">ID#AAAACzJ2_e4</text:p>
              <text:p text:style-name="P2">turnen <text:s text:c="3"/>(2019-12-27 13:12:29)</text:p>
              <text:p text:style-name="P2">Links to other useful and relevant content (e.g. related pages, external websites or documents) are available and shown in context (Low importance)</text:p>
              <text:p text:style-name="P2">For example there might be links from an article to related articles, related content or related external websites.</text:p>
            </office:annotation>
            <text:p>Links to other useful and relevant content (e.g. related pages or external websites) are available and shown in contex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91]/[.K117]" office:value-type="percentage" office:value="0.4" calcext:value-type="percentage">
            <text:p>40%</text:p>
          </table:table-cell>
          <table:table-cell table:style-name="ce73" table:formula="of:=VLOOKUP([.D91];[.Q1:.R9];2;FALSE())" office:value-type="float" office:value="0" calcext:value-type="float">
            <text:p>0</text:p>
          </table:table-cell>
          <table:table-cell table:style-name="ce73" table:formula="of:=[.M91]*[.L91]" office:value-type="float" office:value="0" calcext:value-type="float">
            <text:p>0</text:p>
          </table:table-cell>
          <table:table-cell table:style-name="ce73"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9" office:value-type="string" calcext:value-type="string">
            <office:annotation draw:style-name="gr4" draw:text-style-name="P3" svg:width="1.4224in" svg:height="2.5673in" svg:x="5.161in" svg:y="30.7189in" draw:caption-point-x="-0.1602in" draw:caption-point-y="-0.6524in">
              <dc:date>2022-03-25T00:00:00</dc:date>
              <text:p text:style-name="P2">======</text:p>
              <text:p text:style-name="P2">ID#AAAACzJ2_e8</text:p>
              <text:p text:style-name="P2">turnen <text:s text:c="3"/>(2019-12-27 13:12:29)</text:p>
              <text:p text:style-name="P2">Language, terminology and tone used is appropriate and readily understood by the target audience (High importance)</text:p>
              <text:p text:style-name="P2">Jargon should be kept to a minimum and plain language should be used where ever possible.</text:p>
            </office:annotation>
            <text:p>Language, terminology and tone used is appropriate and readily understood by the target audienc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93]/[.K117]" office:value-type="percentage" office:value="0.8" calcext:value-type="percentage">
            <text:p>80%</text:p>
          </table:table-cell>
          <table:table-cell table:style-name="ce73" table:formula="of:=VLOOKUP([.D93];[.Q1:.R9];2;FALSE())" office:value-type="float" office:value="0" calcext:value-type="float">
            <text:p>0</text:p>
          </table:table-cell>
          <table:table-cell table:style-name="ce73" table:formula="of:=[.M93]*[.L93]" office:value-type="float" office:value="0" calcext:value-type="float">
            <text:p>0</text:p>
          </table:table-cell>
          <table:table-cell table:style-name="ce73"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9" office:value-type="string" calcext:value-type="string">
            <office:annotation draw:style-name="gr5" draw:text-style-name="P3" svg:width="1.4224in" svg:height="3.1894in" svg:x="5.161in" svg:y="31.4378in" draw:caption-point-x="-0.1602in" draw:caption-point-y="-0.6528in">
              <dc:date>2022-03-25T00:00:00</dc:date>
              <text:p text:style-name="P2">======</text:p>
              <text:p text:style-name="P2">ID#AAAACzJ2_e0</text:p>
              <text:p text:style-name="P2">turnen <text:s text:c="3"/>(2019-12-27 13:12:29)</text:p>
              <text:p text:style-name="P2">Terms, language and tone used are consistent (e.g. the same term is used throughout) (Medium importance)</text:p>
              <text:p text:style-name="P2">Capitalisation (e.g. 'Main title'; 'Main Title'; 'MAIN TITLE') and grammar should be consistent, together with the use of formal or informal terms (e.g. could not vs couldn't; what's vs what is etc...).</text:p>
            </office:annotation>
            <text:p>Terms, language and tone used are consitent (e.g. the same term is used throughou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5]/[.K117]" office:value-type="percentage" office:value="0.6" calcext:value-type="percentage">
            <text:p>60%</text:p>
          </table:table-cell>
          <table:table-cell table:style-name="ce73" table:formula="of:=VLOOKUP([.D95];[.Q1:.R9];2;FALSE())" office:value-type="float" office:value="0" calcext:value-type="float">
            <text:p>0</text:p>
          </table:table-cell>
          <table:table-cell table:style-name="ce73" table:formula="of:=[.M95]*[.L95]" office:value-type="float" office:value="0" calcext:value-type="float">
            <text:p>0</text:p>
          </table:table-cell>
          <table:table-cell table:style-name="ce73"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content-validation-name="val2"/>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9" office:value-type="string" calcext:value-type="string">
            <office:annotation draw:style-name="gr6" draw:text-style-name="P3" svg:width="1.4224in" svg:height="2.4118in" svg:x="5.161in" svg:y="32.1563in" draw:caption-point-x="-0.1602in" draw:caption-point-y="-0.6524in">
              <dc:date>2022-03-25T00:00:00</dc:date>
              <text:p text:style-name="P2">======</text:p>
              <text:p text:style-name="P2">ID#AAAACzJ2_fI</text:p>
              <text:p text:style-name="P2">turnen <text:s text:c="3"/>(2019-12-27 13:12:29)</text:p>
              <text:p text:style-name="P2">Text and content is legible and scanable, with good typography and visual contrast (Medium importance)</text:p>
              <text:p text:style-name="P2">Users should be able to quickly scan headers and body text, in order to get an overview of what's available.</text:p>
            </office:annotation>
            <text:p>Text and content is legible and scanable, with good typography and visual contrast.</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97]/[.K117]" office:value-type="percentage" office:value="0.6" calcext:value-type="percentage">
            <text:p>60%</text:p>
          </table:table-cell>
          <table:table-cell table:style-name="ce73" table:formula="of:=VLOOKUP([.D97];[.Q1:.R9];2;FALSE())" office:value-type="float" office:value="0" calcext:value-type="float">
            <text:p>0</text:p>
          </table:table-cell>
          <table:table-cell table:style-name="ce73" table:formula="of:=[.M97]*[.L97]" office:value-type="float" office:value="0" calcext:value-type="float">
            <text:p>0</text:p>
          </table:table-cell>
          <table:table-cell table:style-name="ce73" table:formula="of:=IF([.M97]=0;0;[.L9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9" office:value-type="string" calcext:value-type="string">
            <office:annotation draw:style-name="gr3" draw:text-style-name="P3" svg:width="1.4224in" svg:height="3.6559in" svg:x="5.161in" svg:y="33.2917in" draw:caption-point-x="-0.1602in" draw:caption-point-y="-0.6524in">
              <dc:date>2022-03-25T00:00:00</dc:date>
              <text:p text:style-name="P2">======</text:p>
              <text:p text:style-name="P2">ID#AAAACzJ2_go</text:p>
              <text:p text:style-name="P2">turnen <text:s text:c="3"/>(2019-12-27 13:12:29)</text:p>
              <text:p text:style-name="P2">Online help is provided and is suitable for the user base (High importance)</text:p>
              <text:p text:style-name="P2">Help should be written in easy to understand language and only uses recognised terms. Users should be able to easily find and access help and where appropriate contextual help should be available, such as help for a specific page, feature or process.</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4" calcext:value-type="float">
            <text:p>4</text:p>
          </table:table-cell>
          <table:table-cell table:style-name="ce70" table:formula="of:=[.K101]/[.K117]" office:value-type="percentage" office:value="0.8" calcext:value-type="percentage">
            <text:p>80%</text:p>
          </table:table-cell>
          <table:table-cell table:style-name="ce73" table:formula="of:=VLOOKUP([.D101];[.Q1:.R9];2;FALSE())" office:value-type="float" office:value="0" calcext:value-type="float">
            <text:p>0</text:p>
          </table:table-cell>
          <table:table-cell table:style-name="ce73" table:formula="of:=[.M101]*[.L101]" office:value-type="float" office:value="0" calcext:value-type="float">
            <text:p>0</text:p>
          </table:table-cell>
          <table:table-cell table:style-name="ce73"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9" office:value-type="string" calcext:value-type="string">
            <office:annotation draw:style-name="gr4" draw:text-style-name="P3" svg:width="1.4224in" svg:height="2.7228in" svg:x="5.161in" svg:y="34.0106in" draw:caption-point-x="-0.1602in" draw:caption-point-y="-0.6524in">
              <dc:date>2022-03-25T00:00:00</dc:date>
              <text:p text:style-name="P2">======</text:p>
              <text:p text:style-name="P2">ID#AAAACzJ2_gI</text:p>
              <text:p text:style-name="P2">turnen <text:s text:c="3"/>(2019-12-27 13:12:29)</text:p>
              <text:p text:style-name="P2">Online help is concise, easy to read and written in easy to understand language (Medium importance)</text:p>
              <text:p text:style-name="P2">Help should cover the essentials without providing excessive detail and shouldn't use jargon or technical terminology that isn't likely to be understood by users.</text:p>
            </office:annotation>
            <text:p>Online help is concise, easy to read and written in easy to understand language.</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3]/[.K117]" office:value-type="percentage" office:value="0.6" calcext:value-type="percentage">
            <text:p>60%</text:p>
          </table:table-cell>
          <table:table-cell table:style-name="ce73" table:formula="of:=VLOOKUP([.D103];[.Q1:.R9];2;FALSE())" office:value-type="float" office:value="0" calcext:value-type="float">
            <text:p>0</text:p>
          </table:table-cell>
          <table:table-cell table:style-name="ce73" table:formula="of:=[.M103]*[.L103]" office:value-type="float" office:value="0" calcext:value-type="float">
            <text:p>0</text:p>
          </table:table-cell>
          <table:table-cell table:style-name="ce73"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9" office:value-type="string" calcext:value-type="string">
            <office:annotation draw:style-name="gr5" draw:text-style-name="P3" svg:width="1.4224in" svg:height="3.5004in" svg:x="5.161in" svg:y="34.7295in" draw:caption-point-x="-0.1602in" draw:caption-point-y="-0.6528in">
              <dc:date>2022-03-25T00:00:00</dc:date>
              <text:p text:style-name="P2">======</text:p>
              <text:p text:style-name="P2">ID#AAAACzJ2_f0</text:p>
              <text:p text:style-name="P2">turnen <text:s text:c="3"/>(2019-12-27 13:12:29)</text:p>
              <text:p text:style-name="P2">Accessing online help does not impede users (Medium importance)</text:p>
              <text:p text:style-name="P2">Users should be able to resume work where they left off after accessing help. Ideally help should be available directly on a page or using a new window. If help is provided in the form of a document, it should be formatted for the <text:s/>web (e.g. PDF, rather than a Word document).</text:p>
            </office:annotation>
            <text:p>Accessing online help does not impede users (i.e. they can can resume work where they left off after accessing help).</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3" calcext:value-type="float">
            <text:p>3</text:p>
          </table:table-cell>
          <table:table-cell table:style-name="ce70" table:formula="of:=[.K105]/[.K117]" office:value-type="percentage" office:value="0.6" calcext:value-type="percentage">
            <text:p>60%</text:p>
          </table:table-cell>
          <table:table-cell table:style-name="ce73" table:formula="of:=VLOOKUP([.D105];[.Q1:.R9];2;FALSE())" office:value-type="float" office:value="0" calcext:value-type="float">
            <text:p>0</text:p>
          </table:table-cell>
          <table:table-cell table:style-name="ce73" table:formula="of:=[.M105]*[.L105]" office:value-type="float" office:value="0" calcext:value-type="float">
            <text:p>0</text:p>
          </table:table-cell>
          <table:table-cell table:style-name="ce73"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9" office:value-type="string" calcext:value-type="string">
            <office:annotation draw:style-name="gr6" draw:text-style-name="P3" svg:width="1.4224in" svg:height="3.3449in" svg:x="5.161in" svg:y="35.448in" draw:caption-point-x="-0.1602in" draw:caption-point-y="-0.6524in">
              <dc:date>2022-03-25T00:00:00</dc:date>
              <text:p text:style-name="P2">======</text:p>
              <text:p text:style-name="P2">ID#AAAACzJ2_fU</text:p>
              <text:p text:style-name="P2">turnen <text:s text:c="3"/>(2019-12-27 13:12:29)</text:p>
              <text:p text:style-name="P2">Users can easily get further help (e.g. telephone or email address) (Low importance)</text:p>
              <text:p text:style-name="P2">If a telephone help number is provided the hours of operation should be shown. If an email address or online form is provided, an indication should be given of how long a response is likely to take (e.g. within the next 24 hrs).</text:p>
            </office:annotation>
            <text:p>Users can easily get further help (e.g. telephone or email address).</text:p>
          </table:table-cell>
          <table:table-cell table:style-name="ce12"/>
          <table:table-cell table:style-name="ce89" table:content-validation-name="val1" office:value-type="string" calcext:value-type="string">
            <text:p>Enter scor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52"/>
          <table:table-cell table:style-name="ce12"/>
          <table:table-cell table:style-name="ce65" office:value-type="float" office:value="2" calcext:value-type="float">
            <text:p>2</text:p>
          </table:table-cell>
          <table:table-cell table:style-name="ce70" table:formula="of:=[.K107]/[.K117]" office:value-type="percentage" office:value="0.4" calcext:value-type="percentage">
            <text:p>40%</text:p>
          </table:table-cell>
          <table:table-cell table:style-name="ce73" table:formula="of:=VLOOKUP([.D107];[.Q1:.R9];2;FALSE())" office:value-type="float" office:value="0" calcext:value-type="float">
            <text:p>0</text:p>
          </table:table-cell>
          <table:table-cell table:style-name="ce73" table:formula="of:=[.M107]*[.L107]" office:value-type="float" office:value="0" calcext:value-type="float">
            <text:p>0</text:p>
          </table:table-cell>
          <table:table-cell table:style-name="ce73" table:formula="of:=IF([.M107]=0;0;[.L107]*MAX([.R2:.R8]))" office:value-type="float" office:value="0" calcext:value-type="float">
            <text:p>0</text:p>
          </table:table-cell>
          <table:table-cell table:number-columns-repeated="1009"/>
        </table:table-row>
        <table:table-row table:style-name="ro8">
          <table:table-cell/>
          <table:table-cell table:style-name="ce20"/>
          <table:table-cell table:style-name="ce12"/>
          <table:table-cell table:style-name="ce40"/>
          <table:table-cell table:style-name="ce12" table:number-columns-repeated="6"/>
          <table:table-cell table:style-name="ce65"/>
          <table:table-cell table:style-name="ce70"/>
          <table:table-cell table:style-name="ce73"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 table:number-columns-repeated="5"/>
          <table:table-cell table:style-name="ce65"/>
          <table:table-cell table:style-name="ce70"/>
          <table:table-cell table:style-name="ce73"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9" office:value-type="string" calcext:value-type="string">
            <office:annotation draw:style-name="gr9" draw:text-style-name="P3" svg:width="1.4224in" svg:height="4.7445in" svg:x="5.161in" svg:y="36.5835in" draw:caption-point-x="-0.1602in" draw:caption-point-y="-0.6524in">
              <dc:date>2022-03-25T00:00:00</dc:date>
              <text:p text:style-name="P2">======</text:p>
              <text:p text:style-name="P2">ID#AAAACzJ2_eo</text:p>
              <text:p text:style-name="P2">turnen <text:s text:c="3"/>(2019-12-27 13:12:29)</text:p>
              <text:p text:style-name="P2">Site or application performance doesn't inhibit the user experience (e.g. slow page downloads, long delays) (High importance)</text:p>
              <text:p text:style-name="P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p>
            </office:annotation>
            <text:p>Site or application performance doesn't inhibit the user experience (e.g. slow page downloads, long delays).</text:p>
          </table:table-cell>
          <table:table-cell table:style-name="ce14"/>
          <table:table-cell table:style-name="ce8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1]/[.K117]" office:value-type="percentage" office:value="0.8" calcext:value-type="percentage">
            <text:p>80%</text:p>
          </table:table-cell>
          <table:table-cell table:style-name="ce74" table:formula="of:=VLOOKUP([.D111];[.Q1:.R9];2;FALSE())" office:value-type="float" office:value="0" calcext:value-type="float">
            <text:p>0</text:p>
          </table:table-cell>
          <table:table-cell table:style-name="ce74" table:formula="of:=[.M111]*[.L111]" office:value-type="float" office:value="0" calcext:value-type="float">
            <text:p>0</text:p>
          </table:table-cell>
          <table:table-cell table:style-name="ce74" table:formula="of:=IF([.M111]=0;0;[.L111]*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9" office:value-type="string" calcext:value-type="string">
            <office:annotation draw:style-name="gr10" draw:text-style-name="P3" svg:width="1.4224in" svg:height="2.1008in" svg:x="5.161in" svg:y="37.3024in" draw:caption-point-x="-0.1602in" draw:caption-point-y="-0.6528in">
              <dc:date>2022-03-25T00:00:00</dc:date>
              <text:p text:style-name="P2">======</text:p>
              <text:p text:style-name="P2">ID#AAAACzJ2_fM</text:p>
              <text:p text:style-name="P2">turnen <text:s text:c="3"/>(2019-12-27 13:12:29)</text:p>
              <text:p text:style-name="P2">Errors and reliability issues don't inhibit the user experience (High importance)</text:p>
              <text:p text:style-name="P2">Sites and applications should be free of bugs and shouldn't have any broken links.</text:p>
            </office:annotation>
            <text:p>Errors and reliabilty issues don't inhibit the user experience.</text:p>
          </table:table-cell>
          <table:table-cell table:style-name="ce14"/>
          <table:table-cell table:style-name="ce8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4" calcext:value-type="float">
            <text:p>4</text:p>
          </table:table-cell>
          <table:table-cell table:style-name="ce72" table:formula="of:=[.K113]/[.K117]" office:value-type="percentage" office:value="0.8" calcext:value-type="percentage">
            <text:p>80%</text:p>
          </table:table-cell>
          <table:table-cell table:style-name="ce74" table:formula="of:=VLOOKUP([.D113];[.Q1:.R9];2;FALSE())" office:value-type="float" office:value="0" calcext:value-type="float">
            <text:p>0</text:p>
          </table:table-cell>
          <table:table-cell table:style-name="ce74" table:formula="of:=[.M113]*[.L113]" office:value-type="float" office:value="0" calcext:value-type="float">
            <text:p>0</text:p>
          </table:table-cell>
          <table:table-cell table:style-name="ce74" table:formula="of:=IF([.M113]=0;0;[.L113]*MAX([.R2:.R8]))" office:value-type="float" office:value="0" calcext:value-type="float">
            <text:p>0</text:p>
          </table:table-cell>
          <table:table-cell table:style-name="ce14" table:number-columns-repeated="11"/>
          <table:table-cell table:number-columns-repeated="998"/>
        </table:table-row>
        <table:table-row table:style-name="ro8">
          <table:table-cell table:style-name="ce6"/>
          <table:table-cell table:style-name="ce19"/>
          <table:table-cell table:style-name="ce14"/>
          <table:table-cell table:style-name="ce43"/>
          <table:table-cell table:style-name="ce14" table:number-columns-repeated="6"/>
          <table:table-cell table:style-name="ce67"/>
          <table:table-cell table:style-name="ce72"/>
          <table:table-cell table:style-name="ce74"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9" office:value-type="string" calcext:value-type="string">
            <office:annotation draw:style-name="gr11" draw:text-style-name="P3" svg:width="1.4224in" svg:height="4.278in" svg:x="5.161in" svg:y="38.0209in" draw:caption-point-x="-0.1602in" draw:caption-point-y="-0.6524in">
              <dc:date>2022-03-25T00:00:00</dc:date>
              <text:p text:style-name="P2">======</text:p>
              <text:p text:style-name="P2">ID#AAAACzJ2_gA</text:p>
              <text:p text:style-name="P2">turnen <text:s text:c="3"/>(2019-12-27 13:12:29)</text:p>
              <text:p text:style-name="P2">Possible user configurations (e.g. browsers, resolutions, computer specs) are supported (Medium importance)</text:p>
              <text:p text:style-name="P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p>
            </office:annotation>
            <text:p>Possible user configurations (e.g. browsers, resolutions, computer specs) are supported.</text:p>
          </table:table-cell>
          <table:table-cell table:style-name="ce14"/>
          <table:table-cell table:style-name="ce89" table:content-validation-name="val1" office:value-type="string" calcext:value-type="string">
            <text:p>Enter score</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52"/>
          <table:table-cell table:style-name="ce14"/>
          <table:table-cell table:style-name="ce67" office:value-type="float" office:value="3" calcext:value-type="float">
            <text:p>3</text:p>
          </table:table-cell>
          <table:table-cell table:style-name="ce72" table:formula="of:=[.K115]/[.K117]" office:value-type="percentage" office:value="0.6" calcext:value-type="percentage">
            <text:p>60%</text:p>
          </table:table-cell>
          <table:table-cell table:style-name="ce74" table:formula="of:=VLOOKUP([.D115];[.Q1:.R9];2;FALSE())" office:value-type="float" office:value="0" calcext:value-type="float">
            <text:p>0</text:p>
          </table:table-cell>
          <table:table-cell table:style-name="ce74" table:formula="of:=[.M115]*[.L115]" office:value-type="float" office:value="0" calcext:value-type="float">
            <text:p>0</text:p>
          </table:table-cell>
          <table:table-cell table:style-name="ce74" table:formula="of:=IF([.M115]=0;0;[.L115]*MAX([.R2:.R8]))" office:value-type="float" office:value="0" calcext:value-type="float">
            <text:p>0</text:p>
          </table:table-cell>
          <table:table-cell table:style-name="ce14" table:number-columns-repeated="11"/>
          <table:table-cell table:number-columns-repeated="998"/>
        </table:table-row>
        <table:table-row table:style-name="ro8">
          <table:table-cell/>
          <table:table-cell table:style-name="ce23"/>
          <table:table-cell table:style-name="ce12"/>
          <table:table-cell table:style-name="ce40"/>
          <table:table-cell table:style-name="ce12" table:number-columns-repeated="6"/>
          <table:table-cell table:style-name="ce68" table:number-columns-repeated="3"/>
          <table:table-cell table:style-name="ce78"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5" table:formula="of:=IF(ISERR(([.N117]/[.O117])*100);&quot;&quot;;([.N117]/[.O117])*100)">
            <text:p/>
          </table:table-cell>
          <table:table-cell table:style-name="ce48" table:number-columns-repeated="3"/>
          <table:table-cell table:style-name="ce49" table:formula="of:=IF([.D117]=&quot;&quot;;&quot;&quot;;&quot;-&quot;)">
            <text:p/>
          </table:table-cell>
          <table:table-cell table:style-name="ce53" table:formula="of:=VLOOKUP([.J117];[$'Rating ranges'.A2:.B7];2;TRUE())">
            <text:p/>
          </table:table-cell>
          <table:table-cell table:style-name="ce59" table:formula="of:=IF([.D117]=&quot;&quot;;0;[.D117])" office:value-type="float" office:value="0" calcext:value-type="float">
            <text:p>0</text:p>
          </table:table-cell>
          <table:table-cell table:style-name="ce68" table:formula="of:=MAX([.K9:.K115])" office:value-type="float" office:value="5" calcext:value-type="float">
            <text:p>5</text:p>
          </table:table-cell>
          <table:table-cell table:style-name="ce68" table:number-columns-repeated="2"/>
          <table:table-cell table:style-name="ce78" table:formula="of:=SUM([.N9:.N115])" office:value-type="float" office:value="0" calcext:value-type="float">
            <text:p>0</text:p>
          </table:table-cell>
          <table:table-cell table:style-name="ce78" table:formula="of:=SUM([.O9:.O115])" office:value-type="float" office:value="0" calcext:value-type="float">
            <text:p>0</text:p>
          </table:table-cell>
          <table:table-cell table:number-columns-repeated="1009"/>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4"/>
          <table:table-cell table:style-name="ce12"/>
          <table:table-cell table:style-name="ce63" table:number-columns-repeated="2"/>
          <table:table-cell table:style-name="ce12"/>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5"/>
          <table:table-cell table:style-name="ce12"/>
          <table:table-cell table:style-name="ce63"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6"/>
          <table:table-cell table:style-name="ce12"/>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table-cell table:number-columns-repeated="3"/>
          <table:table-cell table:style-name="ce46"/>
          <table:table-cell table:style-name="ce12" table:number-columns-repeated="6"/>
          <table:table-cell table:style-name="ce63" table:number-columns-repeated="2"/>
          <table:table-cell table:style-name="ce12"/>
          <table:table-cell table:number-columns-repeated="1011"/>
        </table:table-row>
        <table:table-row table:style-name="ro11">
          <table:table-cell table:style-name="ce12"/>
          <table:table-cell table:style-name="ce28"/>
          <table:table-cell table:style-name="ce47" table:number-columns-repeated="7"/>
          <table:table-cell table:style-name="ce60"/>
          <table:table-cell table:style-name="ce63" table:number-columns-repeated="2"/>
          <table:table-cell table:style-name="ce12"/>
          <table:table-cell table:number-columns-repeated="1011"/>
        </table:table-row>
        <table:table-row table:style-name="ro10">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0" table:number-rows-repeated="873">
          <table:table-cell table:number-columns-repeated="3"/>
          <table:table-cell table:style-name="ce38"/>
          <table:table-cell table:style-name="ce12" table:number-columns-repeated="6"/>
          <table:table-cell table:style-name="ce63" table:number-columns-repeated="2"/>
          <table:table-cell table:style-name="ce12"/>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office:forms form:automatic-focus="false" form:apply-design-mode="false"/>
        <table:table-column table:style-name="co7" table:default-cell-style-name="Default"/>
        <table:table-column table:style-name="co15" table:default-cell-style-name="Default"/>
        <table:table-column table:style-name="co16"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3"/>
          <table:table-cell table:style-name="ce5" office:value-type="string" calcext:value-type="string">
            <text:p>Importance</text:p>
          </table:table-cell>
          <table:table-cell table:number-columns-repeated="1021"/>
        </table:table-row>
        <table:table-row table:style-name="ro13">
          <table:table-cell table:style-name="ce92" office:value-type="string" calcext:value-type="string">
            <text:p>Features &amp; functionality</text:p>
          </table:table-cell>
          <table:table-cell table:style-name="ce14" table:number-columns-repeated="25"/>
          <table:table-cell table:number-columns-repeated="998"/>
        </table:table-row>
        <table:table-row table:style-name="ro14">
          <table:table-cell table:style-name="ce93" office:value-type="float" office:value="1" calcext:value-type="float">
            <text:p>1</text:p>
          </table:table-cell>
          <table:table-cell table:style-name="ce94" office:value-type="string" calcext:value-type="string">
            <text:p>Features and functionality meet common user goals and objectives</text:p>
            <text:p><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4]+1" office:value-type="float" office:value="2" calcext:value-type="float">
            <text:p>2</text:p>
          </table:table-cell>
          <table:table-cell table:style-name="ce94" office:value-type="string" calcext:value-type="string">
            <text:p>Features and functionality support users desired workflows</text:p>
            <text:p><text:span text:style-name="T1">The site or application should support or at least be compatible with the way that users wish to work. For example, users might want to be able to carry out bulk transactions or be able to save and return to their work. </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5]+1" office:value-type="float" office:value="3" calcext:value-type="float">
            <text:p>3</text:p>
          </table:table-cell>
          <table:table-cell table:style-name="ce94" office:value-type="string" calcext:value-type="string">
            <text:p>Frequently-used tasks are readily available (e.g. easily accessible from the homepage) and well supported</text:p>
            <text:p><text:span text:style-name="T1">For example short cuts and a login to retrieve details might be provided to speed up the completion of frequently carried out tasks.</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6]+1" office:value-type="float" office:value="4" calcext:value-type="float">
            <text:p>4</text:p>
          </table:table-cell>
          <table:table-cell table:style-name="ce94" office:value-type="string" calcext:value-type="string">
            <text:p>Users are adequately supported according to their level of expertise</text:p>
            <text:p><text:span text:style-name="T1">For example, novice users are given help and instructions and features are progressively disclosed (e.g. advanced features not being shown by defaul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7]+1" office:value-type="float" office:value="5" calcext:value-type="float">
            <text:p>5</text:p>
          </table:table-cell>
          <table:table-cell table:style-name="ce94" office:value-type="string" calcext:value-type="string">
            <text:p>Calls to action (e.g. register, add to basket, submit) are clear, well labelled and appear clickable</text:p>
            <text:p><text:span text:style-name="T1">Possible actions should always be clear and the primary call to action (i.e. the most common or desirable user action) should stand out on the page or screen.</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Homepage / starting page</text:p>
          </table:table-cell>
          <table:table-cell table:style-name="ce14" table:number-columns-repeated="25"/>
          <table:table-cell table:number-columns-repeated="998"/>
        </table:table-row>
        <table:table-row table:style-name="ro15">
          <table:table-cell table:style-name="ce93" table:formula="of:=[.A8]+1" office:value-type="float" office:value="6" calcext:value-type="float">
            <text:p>6</text:p>
          </table:table-cell>
          <table:table-cell table:style-name="ce94" office:value-type="string" calcext:value-type="string">
            <text:p>The Homepage / starting page provides a clear snapshot and overview of the content, features and functionality available</text:p>
            <text:p><text:span text:style-name="T1">For example, an introduction and overview of the site is provided together with section snapshots and example content.</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11]+1" office:value-type="float" office:value="7" calcext:value-type="float">
            <text:p>7</text:p>
          </table:table-cell>
          <table:table-cell table:style-name="ce94" office:value-type="string" calcext:value-type="string">
            <text:p>The homepage / starting page is effective in orienting and directing users to their desired information and tasks</text:p>
            <text:p><text:span text:style-name="T1">Users should be able to work out where they need to go to complete a given task (e.g. carry out some research, complete a transaction).</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12]+1" office:value-type="float" office:value="8" calcext:value-type="float">
            <text:p>8</text:p>
          </table:table-cell>
          <table:table-cell table:style-name="ce94" office:value-type="string" calcext:value-type="string">
            <text:p>The homepage / starting page layout is clear and uncluttered with sufficient 'white space'</text:p>
            <text:p><text:span text:style-name="T1">Users should be able to quickly scan the homepage and make sense of both the content available and of how the site is structured.</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Navigation</text:p>
          </table:table-cell>
          <table:table-cell table:style-name="ce14" table:number-columns-repeated="25"/>
          <table:table-cell table:number-columns-repeated="998"/>
        </table:table-row>
        <table:table-row table:style-name="ro15">
          <table:table-cell table:style-name="ce93" table:formula="of:=[.A13]+1" office:value-type="float" office:value="9" calcext:value-type="float">
            <text:p>9</text:p>
          </table:table-cell>
          <table:table-cell table:style-name="ce94" office:value-type="string" calcext:value-type="string">
            <text:p>Users can easily access the site or application</text:p>
            <text:p><text:span text:style-name="T1">For example, the URL is predictable and is returned by search engines. If a user attempts to find the site via a search engine, it should ideally be returned on the first page of search results for likely queries.</text:span></text:p>
          </table:table-cell>
          <table:table-cell table:style-name="ce95" office:value-type="string" calcext:value-type="string">
            <text:p>Low</text:p>
          </table:table-cell>
          <table:table-cell table:number-columns-repeated="1021"/>
        </table:table-row>
        <table:table-row table:style-name="ro14">
          <table:table-cell table:style-name="ce93" table:formula="of:=[.A16]+1" office:value-type="float" office:value="10" calcext:value-type="float">
            <text:p>10</text:p>
          </table:table-cell>
          <table:table-cell table:style-name="ce94" office:value-type="string" calcext:value-type="string">
            <text:p>The navigational scheme is easy to find, intuitive and consistent</text:p>
            <text:p><text:span text:style-name="T1">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17]+1" office:value-type="float" office:value="11" calcext:value-type="float">
            <text:p>11</text:p>
          </table:table-cell>
          <table:table-cell table:style-name="ce94" office:value-type="string" calcext:value-type="string">
            <text:p>The navigation has sufficient flexibility to allow users to navigate by their desired means</text:p>
            <text:p><text:span text:style-name="T1">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18]+1" office:value-type="float" office:value="12" calcext:value-type="float">
            <text:p>12</text:p>
          </table:table-cell>
          <table:table-cell table:style-name="ce94" office:value-type="string" calcext:value-type="string">
            <text:p>The site or application structure is clear, easily understood and addresses common user goals</text:p>
            <text:p><text:span text:style-name="T1">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95" office:value-type="string" calcext:value-type="string">
            <text:p>Very high</text:p>
          </table:table-cell>
          <table:table-cell table:number-columns-repeated="1021"/>
        </table:table-row>
        <table:table-row table:style-name="ro14">
          <table:table-cell table:style-name="ce93" table:formula="of:=[.A19]+1" office:value-type="float" office:value="13" calcext:value-type="float">
            <text:p>13</text:p>
          </table:table-cell>
          <table:table-cell table:style-name="ce94" office:value-type="string" calcext:value-type="string">
            <text:p>Links are clear, descriptive and well labelled</text:p>
            <text:p><text:span text:style-name="T1">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20]+1" office:value-type="float" office:value="14" calcext:value-type="float">
            <text:p>14</text:p>
          </table:table-cell>
          <table:table-cell table:style-name="ce94" office:value-type="string" calcext:value-type="string">
            <text:p>Browser standard functions (e.g. 'back', 'forward', 'bookmark') are supported</text:p>
            <text:p><text:span text:style-name="T1">Users should be able to bookmark a page (or be presented with a URL to use) and go back and forth without breaking the site or losing any information they have entered.  </text:span></text:p>
          </table:table-cell>
          <table:table-cell table:style-name="ce95" office:value-type="string" calcext:value-type="string">
            <text:p>High</text:p>
          </table:table-cell>
          <table:table-cell table:number-columns-repeated="1021"/>
        </table:table-row>
        <table:table-row table:style-name="ro16">
          <table:table-cell table:style-name="ce93" table:formula="of:=[.A21]+1" office:value-type="float" office:value="15" calcext:value-type="float">
            <text:p>15</text:p>
          </table:table-cell>
          <table:table-cell table:style-name="ce94" office:value-type="string" calcext:value-type="string">
            <text:p>The current location is clearly indicated (e.g. breadcrumb, highlighted menu item)</text:p>
            <text:p><text:span text:style-name="T1">Users should always know where they are in the site or application.</text:span></text:p>
          </table:table-cell>
          <table:table-cell table:style-name="ce95" office:value-type="string" calcext:value-type="string">
            <text:p>Low</text:p>
          </table:table-cell>
          <table:table-cell table:number-columns-repeated="1021"/>
        </table:table-row>
        <table:table-row table:style-name="ro16">
          <table:table-cell table:style-name="ce93" table:formula="of:=[.A22]+1" office:value-type="float" office:value="16" calcext:value-type="float">
            <text:p>16</text:p>
          </table:table-cell>
          <table:table-cell table:style-name="ce94" office:value-type="string" calcext:value-type="string">
            <text:p>Users can easily get back to the homepage or a relevant start point</text:p>
            <text:p><text:span text:style-name="T1">For example, a homepage link might be part of the breadcrumb or a home link might be available as part of the header.</text:span></text:p>
          </table:table-cell>
          <table:table-cell table:style-name="ce95" office:value-type="string" calcext:value-type="string">
            <text:p>Low</text:p>
          </table:table-cell>
          <table:table-cell table:number-columns-repeated="1021"/>
        </table:table-row>
        <table:table-row table:style-name="ro16">
          <table:table-cell table:style-name="ce93" table:formula="of:=[.A23]+1" office:value-type="float" office:value="17" calcext:value-type="float">
            <text:p>17</text:p>
          </table:table-cell>
          <table:table-cell table:style-name="ce94" office:value-type="string" calcext:value-type="string">
            <text:p>A clear and well structure site map or index is provided (where necessary)</text:p>
            <text:p><text:span text:style-name="T1">The sitemap might be part of the header or footer and should ideally be available from every page on the site.</text:span></text:p>
          </table:table-cell>
          <table:table-cell table:style-name="ce95"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Search</text:p>
          </table:table-cell>
          <table:table-cell table:style-name="ce14" table:number-columns-repeated="25"/>
          <table:table-cell table:number-columns-repeated="998"/>
        </table:table-row>
        <table:table-row table:style-name="ro15">
          <table:table-cell table:style-name="ce93" table:formula="of:=[.A24]+1" office:value-type="float" office:value="18" calcext:value-type="float">
            <text:p>18</text:p>
          </table:table-cell>
          <table:table-cell table:style-name="ce94" office:value-type="string" calcext:value-type="string">
            <text:p>A consistent, easy to find and easy to use search function is available throughout</text:p>
            <text:p><text:span text:style-name="T1">The search function (where required) should be directly available from most pages on the site or application and should be consistently positioned (e.g. top left, top right or top centre).</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27]+1" office:value-type="float" office:value="19" calcext:value-type="float">
            <text:p>19</text:p>
          </table:table-cell>
          <table:table-cell table:style-name="ce94" office:value-type="string" calcext:value-type="string">
            <text:p>The search interface is appropriate to meet user goals</text:p>
            <text:p><text:span text:style-name="T1">For example users are able to filter search results, an advanced search is available (if necessary) and common search conventions such as quotation marks (") and natural language searches are handled.</text:span></text:p>
          </table:table-cell>
          <table:table-cell table:style-name="ce95" office:value-type="string" calcext:value-type="string">
            <text:p>High</text:p>
          </table:table-cell>
          <table:table-cell table:number-columns-repeated="1021"/>
        </table:table-row>
        <table:table-row table:style-name="ro14">
          <table:table-cell table:style-name="ce93" table:formula="of:=[.A28]+1" office:value-type="float" office:value="20" calcext:value-type="float">
            <text:p>20</text:p>
          </table:table-cell>
          <table:table-cell table:style-name="ce94" office:value-type="string" calcext:value-type="string">
            <text:p>The search facility deals well with common searches, misspellings and abbreviations</text:p>
            <text:p><text:span text:style-name="T1">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95" office:value-type="string" calcext:value-type="string">
            <text:p>Low</text:p>
          </table:table-cell>
          <table:table-cell table:number-columns-repeated="1021"/>
        </table:table-row>
        <table:table-row table:style-name="ro15">
          <table:table-cell table:style-name="ce93" table:formula="of:=[.A29]+1" office:value-type="float" office:value="21" calcext:value-type="float">
            <text:p>21</text:p>
          </table:table-cell>
          <table:table-cell table:style-name="ce94" office:value-type="string" calcext:value-type="string">
            <text:p>Search results are relevant, comprehensive, precise, and well displayed</text:p>
            <text:p><text:span text:style-name="T1">It should be easy for users to see what has been returned, to work out why something has been returned and to determine how many results there are.</text:span></text:p>
          </table:table-cell>
          <table:table-cell table:style-name="ce95" office:value-type="string" calcext:value-type="string">
            <text:p>High</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Control &amp; feedback</text:p>
          </table:table-cell>
          <table:table-cell table:style-name="ce14" table:number-columns-repeated="25"/>
          <table:table-cell table:number-columns-repeated="998"/>
        </table:table-row>
        <table:table-row table:style-name="ro15">
          <table:table-cell table:style-name="ce93" table:formula="of:=[.A30]+1" office:value-type="float" office:value="22" calcext:value-type="float">
            <text:p>22</text:p>
          </table:table-cell>
          <table:table-cell table:style-name="ce94" office:value-type="string" calcext:value-type="string">
            <text:p>Prompt and  appropriate feedback is given</text:p>
            <text:p><text:span text:style-name="T1">For example, a confirmation message is shown following a successful transaction, input errors are promptly highlighted and it's made clear to users when a page has been updated.</text:span></text:p>
          </table:table-cell>
          <table:table-cell table:style-name="ce95" office:value-type="string" calcext:value-type="string">
            <text:p>High</text:p>
          </table:table-cell>
          <table:table-cell table:number-columns-repeated="1021"/>
        </table:table-row>
        <table:table-row table:style-name="ro14">
          <table:table-cell table:style-name="ce93" table:formula="of:=[.A33]+1" office:value-type="float" office:value="23" calcext:value-type="float">
            <text:p>23</text:p>
          </table:table-cell>
          <table:table-cell table:style-name="ce94" office:value-type="string" calcext:value-type="string">
            <text:p>Users can easily undo, go back and change, or cancel actions</text:p>
            <text:p><text:span text:style-name="T1">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34]+1" office:value-type="float" office:value="24" calcext:value-type="float">
            <text:p>24</text:p>
          </table:table-cell>
          <table:table-cell table:style-name="ce94" office:value-type="string" calcext:value-type="string">
            <text:p>Users can easily give feedback</text:p>
            <text:p><text:span text:style-name="T1">For example, via email or an online feedback / contact us form. There should be an indication of how long users can expect to wait for a response if a query has been made.</text:span></text:p>
          </table:table-cell>
          <table:table-cell table:style-name="ce95" office:value-type="string" calcext:value-type="string">
            <text:p>Very 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Forms</text:p>
          </table:table-cell>
          <table:table-cell table:style-name="ce14" table:number-columns-repeated="25"/>
          <table:table-cell table:number-columns-repeated="998"/>
        </table:table-row>
        <table:table-row table:style-name="ro15">
          <table:table-cell table:style-name="ce93" table:formula="of:=[.A35]+1" office:value-type="float" office:value="25" calcext:value-type="float">
            <text:p>25</text:p>
          </table:table-cell>
          <table:table-cell table:style-name="ce94" office:value-type="string" calcext:value-type="string">
            <text:p>Complex forms and processes are broken up into readily understood steps and sections</text:p>
            <text:p><text:span text:style-name="T1">For example, a checkout process might be broken up in to 'address', 'delivery options', 'payment' and 'confirmation'. Where a process is used a progress indicator is present with clear numbers or named stages.</text:span></text:p>
          </table:table-cell>
          <table:table-cell table:style-name="ce95" office:value-type="string" calcext:value-type="string">
            <text:p>Medium</text:p>
          </table:table-cell>
          <table:table-cell table:number-columns-repeated="1021"/>
        </table:table-row>
        <table:table-row table:style-name="ro17">
          <table:table-cell table:style-name="ce93" table:formula="of:=[.A38]+1" office:value-type="float" office:value="26" calcext:value-type="float">
            <text:p>26</text:p>
          </table:table-cell>
          <table:table-cell table:style-name="ce94" office:value-type="string" calcext:value-type="string">
            <text:p>A minimal amount of information is requested and where necessary justification is given for asking for information</text:p>
            <text:p><text:span text:style-name="T1">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95" office:value-type="string" calcext:value-type="string">
            <text:p>Low</text:p>
          </table:table-cell>
          <table:table-cell table:number-columns-repeated="1021"/>
        </table:table-row>
        <table:table-row table:style-name="ro15">
          <table:table-cell table:style-name="ce93" table:formula="of:=[.A39]+1" office:value-type="float" office:value="27" calcext:value-type="float">
            <text:p>27</text:p>
          </table:table-cell>
          <table:table-cell table:style-name="ce94" office:value-type="string" calcext:value-type="string">
            <text:p>Required and optional form fields are clearly indicated (e.g. using text or '*')</text:p>
            <text:p><text:span text:style-name="T1">Where most fields are required the optional fields should be identified and when most fields are optional the required fields should be identified.</text:span></text:p>
          </table:table-cell>
          <table:table-cell table:style-name="ce95" office:value-type="string" calcext:value-type="string">
            <text:p>Low</text:p>
          </table:table-cell>
          <table:table-cell table:number-columns-repeated="1021"/>
        </table:table-row>
        <table:table-row table:style-name="ro17">
          <table:table-cell table:style-name="ce93" table:formula="of:=[.A40]+1" office:value-type="float" office:value="28" calcext:value-type="float">
            <text:p>28</text:p>
          </table:table-cell>
          <table:table-cell table:style-name="ce94" office:value-type="string" calcext:value-type="string">
            <text:p>Appropriate input fields are used and required formats are indicated</text:p>
            <text:p><text:span text:style-name="T1">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41]+1" office:value-type="float" office:value="29" calcext:value-type="float">
            <text:p>29</text:p>
          </table:table-cell>
          <table:table-cell table:style-name="ce94" office:value-type="string" calcext:value-type="string">
            <text:p>Help and instructions (e.g. examples, information required) are provided where necessary</text:p>
            <text:p><text:span text:style-name="T1">Where input is non trivial or is likely to require some explanation this should be provided. Where a-lot of explanation is necessary a link to a page outlining what is required should be provided.</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Errors</text:p>
          </table:table-cell>
          <table:table-cell table:style-name="ce14" table:number-columns-repeated="25"/>
          <table:table-cell table:number-columns-repeated="998"/>
        </table:table-row>
        <table:table-row table:style-name="ro15">
          <table:table-cell table:style-name="ce93" table:formula="of:=[.A42]+1" office:value-type="float" office:value="30" calcext:value-type="float">
            <text:p>30</text:p>
          </table:table-cell>
          <table:table-cell table:style-name="ce94" office:value-type="string" calcext:value-type="string">
            <text:p>Errors are clear, easily identified and appear in appropriate locations</text:p>
            <text:p><text:span text:style-name="T1">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45]+1" office:value-type="float" office:value="31" calcext:value-type="float">
            <text:p>31</text:p>
          </table:table-cell>
          <table:table-cell table:style-name="ce94" office:value-type="string" calcext:value-type="string">
            <text:p>Error messages are concise, written in easy to understand language and describe what's occurred and what action is necessary</text:p>
            <text:p><text:span text:style-name="T1">Errors should avoid using very technical terms or jargon and should be written from the user's perspective.</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46]+1" office:value-type="float" office:value="32" calcext:value-type="float">
            <text:p>32</text:p>
          </table:table-cell>
          <table:table-cell table:style-name="ce94" office:value-type="string" calcext:value-type="string">
            <text:p>Common user errors have been taken into consideration and where possible prevented</text:p>
            <text:p><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95" office:value-type="string" calcext:value-type="string">
            <text:p>Medium</text:p>
          </table:table-cell>
          <table:table-cell table:number-columns-repeated="1021"/>
        </table:table-row>
        <table:table-row table:style-name="ro16">
          <table:table-cell table:style-name="ce93" table:formula="of:=[.A47]+1" office:value-type="float" office:value="33" calcext:value-type="float">
            <text:p>33</text:p>
          </table:table-cell>
          <table:table-cell table:style-name="ce94" office:value-type="string" calcext:value-type="string">
            <text:p>Users are able to easily recover (i.e. not have to start again) from errors</text:p>
            <text:p><text:span text:style-name="T1">For example, users might be able to re-edit and resubmit a form or enter a different value.</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Content &amp; text</text:p>
          </table:table-cell>
          <table:table-cell table:style-name="ce14" table:number-columns-repeated="25"/>
          <table:table-cell table:number-columns-repeated="998"/>
        </table:table-row>
        <table:table-row table:style-name="ro14">
          <table:table-cell table:style-name="ce93" table:formula="of:=[.A48]+1" office:value-type="float" office:value="34" calcext:value-type="float">
            <text:p>34</text:p>
          </table:table-cell>
          <table:table-cell table:style-name="ce94" office:value-type="string" calcext:value-type="string">
            <text:p>Content available (e.g. text, images, video, audio) is appropriate and sufficiently relevant, and detailed to meet user goals</text:p>
            <text:p><text:span text:style-name="T1">Content should also be appropriately formatted, so for example videos and audio should be directly playable (i.e. shouldn't need to be downloaded to be played) and images should be of a sufficient quality.</text:span></text:p>
          </table:table-cell>
          <table:table-cell table:style-name="ce95" office:value-type="string" calcext:value-type="string">
            <text:p>Very high</text:p>
          </table:table-cell>
          <table:table-cell table:number-columns-repeated="1021"/>
        </table:table-row>
        <table:table-row table:style-name="ro15">
          <table:table-cell table:style-name="ce93" table:formula="of:=[.A51]+1" office:value-type="float" office:value="35" calcext:value-type="float">
            <text:p>35</text:p>
          </table:table-cell>
          <table:table-cell table:style-name="ce94" office:value-type="string" calcext:value-type="string">
            <text:p>Links to other useful and relevant content (e.g. related pages, external websites or documents) are available and shown in context</text:p>
            <text:p><text:span text:style-name="T1">For example there might be links from an article to related articles, related content or related external websites.</text:span></text:p>
          </table:table-cell>
          <table:table-cell table:style-name="ce95" office:value-type="string" calcext:value-type="string">
            <text:p>Low</text:p>
          </table:table-cell>
          <table:table-cell table:number-columns-repeated="1021"/>
        </table:table-row>
        <table:table-row table:style-name="ro16">
          <table:table-cell table:style-name="ce93" table:formula="of:=[.A52]+1" office:value-type="float" office:value="36" calcext:value-type="float">
            <text:p>36</text:p>
          </table:table-cell>
          <table:table-cell table:style-name="ce94" office:value-type="string" calcext:value-type="string">
            <text:p>Language, terminology and tone used is appropriate and readily understood by the target audience</text:p>
            <text:p><text:span text:style-name="T1">Jargon should be kept to a minimum and plain language should be used where ever possible.</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53]+1" office:value-type="float" office:value="37" calcext:value-type="float">
            <text:p>37</text:p>
          </table:table-cell>
          <table:table-cell table:style-name="ce94" office:value-type="string" calcext:value-type="string">
            <text:p>Terms, language and tone used are consistent (e.g. the same term is used throughout)</text:p>
            <text:p><text:span text:style-name="T1">Capitalisation (e.g. 'Main title'; 'Main Title'; 'MAIN TITLE') and grammar should be consistent, together with the use of formal or informal terms (e.g. could not vs couldn't; what's vs what is etc...).</text:span></text:p>
          </table:table-cell>
          <table:table-cell table:style-name="ce95" office:value-type="string" calcext:value-type="string">
            <text:p>Medium</text:p>
          </table:table-cell>
          <table:table-cell table:number-columns-repeated="1021"/>
        </table:table-row>
        <table:table-row table:style-name="ro16">
          <table:table-cell table:style-name="ce93" table:formula="of:=[.A54]+1" office:value-type="float" office:value="38" calcext:value-type="float">
            <text:p>38</text:p>
          </table:table-cell>
          <table:table-cell table:style-name="ce94" office:value-type="string" calcext:value-type="string">
            <text:p>Text and content is legible and scanable, with good typography and visual contrast</text:p>
            <text:p><text:span text:style-name="T1">Users should be able to quickly scan headers and body text, in order to get an overview of what's available.</text:span></text:p>
          </table:table-cell>
          <table:table-cell table:style-name="ce95" office:value-type="string" calcext:value-type="string">
            <text:p>Medium</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Help</text:p>
          </table:table-cell>
          <table:table-cell table:style-name="ce14" table:number-columns-repeated="25"/>
          <table:table-cell table:number-columns-repeated="998"/>
        </table:table-row>
        <table:table-row table:style-name="ro14">
          <table:table-cell table:style-name="ce93" table:formula="of:=[.A55]+1" office:value-type="float" office:value="39" calcext:value-type="float">
            <text:p>39</text:p>
          </table:table-cell>
          <table:table-cell table:style-name="ce94" office:value-type="string" calcext:value-type="string">
            <text:p>Online help is provided and is suitable for the user base</text:p>
            <text:p><text:span text:style-name="T1">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95" office:value-type="string" calcext:value-type="string">
            <text:p>High</text:p>
          </table:table-cell>
          <table:table-cell table:number-columns-repeated="1021"/>
        </table:table-row>
        <table:table-row table:style-name="ro15">
          <table:table-cell table:style-name="ce93" table:formula="of:=[.A58]+1" office:value-type="float" office:value="40" calcext:value-type="float">
            <text:p>40</text:p>
          </table:table-cell>
          <table:table-cell table:style-name="ce94" office:value-type="string" calcext:value-type="string">
            <text:p>Online help is concise, easy to read and written in easy to understand language</text:p>
            <text:p><text:span text:style-name="T1">Help should cover the essentials without providing excessive detail and shouldn't use jargon or technical terminology that isn't likely to be understood by users.</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59]+1" office:value-type="float" office:value="41" calcext:value-type="float">
            <text:p>41</text:p>
          </table:table-cell>
          <table:table-cell table:style-name="ce94" office:value-type="string" calcext:value-type="string">
            <text:p>Accessing online help does not impede users</text:p>
            <text:p><text:span text:style-name="T1">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95" office:value-type="string" calcext:value-type="string">
            <text:p>Medium</text:p>
          </table:table-cell>
          <table:table-cell table:number-columns-repeated="1021"/>
        </table:table-row>
        <table:table-row table:style-name="ro15">
          <table:table-cell table:style-name="ce93" table:formula="of:=[.A60]+1" office:value-type="float" office:value="42" calcext:value-type="float">
            <text:p>42</text:p>
          </table:table-cell>
          <table:table-cell table:style-name="ce94" office:value-type="string" calcext:value-type="string">
            <text:p>Users can easily get further help (e.g. telephone or email address)</text:p>
            <text:p><text:span text:style-name="T1">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95" office:value-type="string" calcext:value-type="string">
            <text:p>Low</text:p>
          </table:table-cell>
          <table:table-cell table:number-columns-repeated="1021"/>
        </table:table-row>
        <table:table-row table:style-name="ro11">
          <table:table-cell/>
          <table:table-cell table:style-name="ce20"/>
          <table:table-cell table:style-name="ce14"/>
          <table:table-cell table:number-columns-repeated="1021"/>
        </table:table-row>
        <table:table-row table:style-name="ro13">
          <table:table-cell table:style-name="ce92" office:value-type="string" calcext:value-type="string">
            <text:p>Performance</text:p>
          </table:table-cell>
          <table:table-cell table:style-name="ce14" table:number-columns-repeated="25"/>
          <table:table-cell table:number-columns-repeated="998"/>
        </table:table-row>
        <table:table-row table:style-name="ro14">
          <table:table-cell table:style-name="ce93" table:formula="of:=[.A61]+1" office:value-type="float" office:value="43" calcext:value-type="float">
            <text:p>43</text:p>
          </table:table-cell>
          <table:table-cell table:style-name="ce94" office:value-type="string" calcext:value-type="string">
            <text:p>Site or application performance doesn't inhibit the user experience (e.g. slow page downloads, long delays)</text:p>
            <text:p><text:span text:style-name="T1">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95" office:value-type="string" calcext:value-type="string">
            <text:p>High</text:p>
          </table:table-cell>
          <table:table-cell table:number-columns-repeated="1021"/>
        </table:table-row>
        <table:table-row table:style-name="ro16">
          <table:table-cell table:style-name="ce93" table:formula="of:=[.A64]+1" office:value-type="float" office:value="44" calcext:value-type="float">
            <text:p>44</text:p>
          </table:table-cell>
          <table:table-cell table:style-name="ce94" office:value-type="string" calcext:value-type="string">
            <text:p>Errors and reliability issues don't inhibit the user experience</text:p>
            <text:p><text:span text:style-name="T1">Sites and applications should be free of bugs and shouldn't have any broken links.</text:span></text:p>
          </table:table-cell>
          <table:table-cell table:style-name="ce95" office:value-type="string" calcext:value-type="string">
            <text:p>Medium</text:p>
          </table:table-cell>
          <table:table-cell table:number-columns-repeated="1021"/>
        </table:table-row>
        <table:table-row table:style-name="ro14">
          <table:table-cell table:style-name="ce93" table:formula="of:=[.A65]+1" office:value-type="float" office:value="45" calcext:value-type="float">
            <text:p>45</text:p>
          </table:table-cell>
          <table:table-cell table:style-name="ce94" office:value-type="string" calcext:value-type="string">
            <text:p>Possible user configurations (e.g. browsers, resolutions, computer specs) are supported</text:p>
            <text:p><text:span text:style-name="T1">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95" office:value-type="string" calcext:value-type="string">
            <text:p>Medium</text:p>
          </table:table-cell>
          <table:table-cell table:number-columns-repeated="1021"/>
        </table:table-row>
        <table:table-row table:style-name="ro11" table:number-rows-repeated="934">
          <table:table-cell table:style-name="ce12"/>
          <table:table-cell table:style-name="ce23"/>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4">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6" office:value-type="string" calcext:value-type="string">
            <text:p>Rating below</text:p>
          </table:table-cell>
          <table:table-cell table:style-name="ce96" office:value-type="string" calcext:value-type="string">
            <text:p>Rating</text:p>
          </table:table-cell>
          <table:table-cell table:style-name="ce98"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7"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7" office:value-type="float" office:value="1" calcext:value-type="float">
            <text:p>1</text:p>
          </table:table-cell>
          <table:table-cell table:style-name="ce4" office:value-type="string" calcext:value-type="string">
            <text:p>Very Poor</text:p>
          </table:table-cell>
          <table:table-cell table:style-name="ce99" office:value-type="string" calcext:value-type="string">
            <text:p>less than</text:p>
          </table:table-cell>
          <table:table-cell table:style-name="ce100" table:formula="of:=[.A4]" office:value-type="float" office:value="29" calcext:value-type="float">
            <text:p>29</text:p>
          </table:table-cell>
          <table:table-cell table:number-columns-repeated="1020"/>
        </table:table-row>
        <table:table-row table:style-name="ro11">
          <table:table-cell table:style-name="ce97" office:value-type="float" office:value="29" calcext:value-type="float">
            <text:p>29</text:p>
          </table:table-cell>
          <table:table-cell table:style-name="ce58" office:value-type="string" calcext:value-type="string">
            <text:p>Poor</text:p>
          </table:table-cell>
          <table:table-cell table:style-name="ce58" office:value-type="string" calcext:value-type="string">
            <text:p>between</text:p>
          </table:table-cell>
          <table:table-cell table:style-name="ce100" table:formula="of:=[.A4]" office:value-type="float" office:value="29" calcext:value-type="float">
            <text:p>29</text:p>
          </table:table-cell>
          <table:table-cell table:style-name="ce101" office:value-type="string" calcext:value-type="string">
            <text:p>and</text:p>
          </table:table-cell>
          <table:table-cell table:style-name="ce100" table:formula="of:=[.A5]" office:value-type="float" office:value="49" calcext:value-type="float">
            <text:p>49</text:p>
          </table:table-cell>
          <table:table-cell table:number-columns-repeated="1018"/>
        </table:table-row>
        <table:table-row table:style-name="ro11">
          <table:table-cell table:style-name="ce97" office:value-type="float" office:value="49" calcext:value-type="float">
            <text:p>49</text:p>
          </table:table-cell>
          <table:table-cell table:style-name="ce58" office:value-type="string" calcext:value-type="string">
            <text:p>Moderate</text:p>
          </table:table-cell>
          <table:table-cell table:style-name="ce58" office:value-type="string" calcext:value-type="string">
            <text:p>between</text:p>
          </table:table-cell>
          <table:table-cell table:style-name="ce100" table:formula="of:=[.A5]" office:value-type="float" office:value="49" calcext:value-type="float">
            <text:p>49</text:p>
          </table:table-cell>
          <table:table-cell table:style-name="ce101" office:value-type="string" calcext:value-type="string">
            <text:p>and</text:p>
          </table:table-cell>
          <table:table-cell table:style-name="ce100" table:formula="of:=[.A6]" office:value-type="float" office:value="69" calcext:value-type="float">
            <text:p>69</text:p>
          </table:table-cell>
          <table:table-cell table:number-columns-repeated="1018"/>
        </table:table-row>
        <table:table-row table:style-name="ro11">
          <table:table-cell table:style-name="ce97" office:value-type="float" office:value="69" calcext:value-type="float">
            <text:p>69</text:p>
          </table:table-cell>
          <table:table-cell table:style-name="ce58" office:value-type="string" calcext:value-type="string">
            <text:p>Good</text:p>
          </table:table-cell>
          <table:table-cell table:style-name="ce58" office:value-type="string" calcext:value-type="string">
            <text:p>between</text:p>
          </table:table-cell>
          <table:table-cell table:style-name="ce100" table:formula="of:=[.A6]" office:value-type="float" office:value="69" calcext:value-type="float">
            <text:p>69</text:p>
          </table:table-cell>
          <table:table-cell table:style-name="ce101" office:value-type="string" calcext:value-type="string">
            <text:p>and</text:p>
          </table:table-cell>
          <table:table-cell table:style-name="ce100" table:formula="of:=[.A7]" office:value-type="float" office:value="89" calcext:value-type="float">
            <text:p>89</text:p>
          </table:table-cell>
          <table:table-cell table:number-columns-repeated="1018"/>
        </table:table-row>
        <table:table-row table:style-name="ro11">
          <table:table-cell table:style-name="ce97" office:value-type="float" office:value="89" calcext:value-type="float">
            <text:p>89</text:p>
          </table:table-cell>
          <table:table-cell table:style-name="ce58" office:value-type="string" calcext:value-type="string">
            <text:p>Excellent</text:p>
          </table:table-cell>
          <table:table-cell table:style-name="ce99" office:value-type="string" calcext:value-type="string">
            <text:p>more than</text:p>
          </table:table-cell>
          <table:table-cell table:style-name="ce100" table:formula="of:=[.A7]" office:value-type="float" office:value="89" calcext:value-type="float">
            <text:p>89</text:p>
          </table:table-cell>
          <table:table-cell table:number-columns-repeated="1020"/>
        </table:table-row>
        <table:table-row table:style-name="ro11" table:number-rows-repeated="4">
          <table:table-cell table:style-name="ce58"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number-style style:name="N144">
      <number:number number:decimal-places="1" number:min-decimal-places="1"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ffc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ating_20_ranges" style:display-name="PageStyle_Rating ranges" style:page-layout-name="Mpm3">
      <style:header style:display="false"/>
      <style:header-left style:display="false"/>
      <style:header-first style:display="false"/>
      <style:footer style:display="false"/>
      <style:footer-left style:display="false"/>
      <style:footer-first style:display="false"/>
    </style:master-page>
    <style:master-page style:name="PageStyle_5f_Valoración_20_Usabilidad" style:display-name="PageStyle_Valoración Usabilidad"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scores" style:display-name="PageStyle_Usability sc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8-01-21T11:46:15</meta:creation-date>
    <meta:initial-creator>Neil Turner</meta:initial-creator>
    <dc:date>2022-03-25T16:10:33.650373528</dc:date>
    <meta:editing-duration>PT32M25S</meta:editing-duration>
    <meta:editing-cycles>2</meta:editing-cycles>
    <meta:generator>LibreOffice/7.3.1.3$Linux_X86_64 LibreOffice_project/30$Build-3</meta:generator>
    <meta:document-statistic meta:table-count="4" meta:cell-count="1173" meta:object-count="2"/>
  </office:meta>
</office:document-meta>
</file>